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âbaa</text:span><text:span text:style-name="headword_.bss"><text:variable-set text:name="Left_Guideword_L" text:display="none" text:formula="ooow: âbaa" office:value-type="string" office:string-value=" âbaa"/></text:span><text:span text:style-name="headword_.bss"><text:variable-set text:name="Right_Guideword_R" text:display="none" text:formula="ooow: âbaa" office:value-type="string" office:string-value=" âbaa"/></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sew</text:span><text:span text:style-name="definition..after_sense_senses_entry_letData_dicBody"><text:s text:c="1"/></text:span><text:span text:style-name="span_.bss_example_xitem_examples_sense_senses_entry_letData_dicBody">Ambaá mbɔ́té.</text:span><text:span text:style-name="example..after_xitem_examples_sense_senses_entry_letData_dicBody"><text:s text:c="1"/></text:span><text:span text:style-name="span_.en_translation_.en_translations_xitem_examples_sense_senses_entry_letData_dicBody">He sewed a shirt.</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Abangɛʼ mesîn.</text:span><text:span text:style-name="example..after_xitem_examples_sense_senses_entry_letData_dicBody"><text:s text:c="1"/></text:span><text:span text:style-name="span_.en_translation_.en_translations_xitem_examples_sense_senses_entry_letData_dicBody">He is sewing with a sewing machi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5.3</text:span><text:span text:style-name="semanticdomainabbr..after_semanticdomains_sense_senses_entry_letData_dicBody"> - </text:span><text:span text:style-name="span_.en_semanticdomainname_.en_semanticdomains_sense_senses_entry_letData_dicBody">Clothing</text:span><text:span text:style-name="semanticdomains..after_sense_senses_entry_letData_dicBody">.) </text:span></text:p>
        <text:p text:style-name="entry_letData_dicBody"><text:span text:style-name="headword_entry_letData_dicBody">abaá1</text:span><text:span text:style-name="headword_.bss"><text:variable-set text:name="Left_Guideword_L" text:display="none" text:formula="ooow: abaá1" office:value-type="string" office:string-value=" abaá1"/></text:span><text:span text:style-name="headword_.bss"><text:variable-set text:name="Right_Guideword_R" text:display="none" text:formula="ooow: abaá1" office:value-type="string" office:string-value=" abaá1"/></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honey</text:span><text:span text:style-name="definition..after_sense_senses_entry_letData_dicBody"><text:s text:c="1"/></text:span><text:span text:style-name="span_.bss_example_examples_sense_senses_entry_letData_dicBody">Bwɛl bê éʼwóó abaá á yə̄l.</text:span><text:span text:style-name="example..after_examples_sense_senses_entry_letData_dicBody"><text:s text:c="1"/></text:span><text:span text:style-name="span_.en_translation_.en_translations_examples_sense_senses_entry_letData_dicBody">That tree has honey on it.</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definition_.en_sense_senses_entry_letData_dicBody">resin</text:span><text:span text:style-name="definition..after_sense_senses_entry_letData_dicBody"><text:s text:c="1"/></text:span><text:span text:style-name="xsensenumber_senses_entry_letData_dicBody">3</text:span><text:span text:style-name="xsensenumber..after_senses_entry_letData_dicBody">) </text:span><text:span text:style-name="span_.en_definition_.en_sense_senses_entry_letData_dicBody">sticky substance, produced by </text:span><text:span text:style-name="span_.bss_definition_.en_sense_senses_entry_letData_dicBody">choóchogɛ </text:span><text:span text:style-name="definition..after_sense_senses_entry_letData_dicBody"><text:s text:c="1"/></text:span></text:p>
        <text:p text:style-name="entry_letData_dicBody"><text:span text:style-name="headword_entry_letData_dicBody">abaá2</text:span><text:span text:style-name="headword_.bss"><text:variable-set text:name="Left_Guideword_L" text:display="none" text:formula="ooow: abaá2" office:value-type="string" office:string-value=" abaá2"/></text:span><text:span text:style-name="headword_.bss"><text:variable-set text:name="Right_Guideword_R" text:display="none" text:formula="ooow: abaá2" office:value-type="string" office:string-value=" abaá2"/></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kind of vine</text:span><text:span text:style-name="definition..after_sense_senses_entry_letData_dicBody"><text:s text:c="1"/></text:span><text:span text:style-name="semanticdomains..before_sense_senses_entry_letData_dicBody">(sem. domains: </text:span><text:span text:style-name="span_.en_semanticdomainabbr_.en_xitem_semanticdomains_sense_senses_entry_letData_dicBody">0</text:span><text:span text:style-name="semanticdomainabbr..after_xitem_semanticdomains_sense_senses_entry_letData_dicBody">- </text:span><text:span text:style-name="span_.en_semanticdomainname_.en_xitem_semanticdomains_sense_senses_entry_letData_dicBody">Word list</text:span><text:span text:style-name="xitem-xitem_semanticdomains..before_semanticdomains_sense_senses_entry_letData_dicBody">, </text:span><text:span text:style-name="span_.en_semanticdomainabbr_.en_xitem_semanticdomains_sense_senses_entry_letData_dicBody">1.5.3</text:span><text:span text:style-name="semanticdomainabbr..after_xitem_semanticdomains_sense_senses_entry_letData_dicBody"> - </text:span><text:span text:style-name="span_.en_semanticdomainname_.en_xitem_semanticdomains_sense_senses_entry_letData_dicBody">Grass, herb, vine</text:span><text:span text:style-name="semanticdomains..after_sense_senses_entry_letData_dicBody">.) </text:span><text:span text:style-name="xsensenumber_senses_entry_letData_dicBody">2</text:span><text:span text:style-name="xsensenumber..after_senses_entry_letData_dicBody">) </text:span><text:span text:style-name="span_.en_definition_.en_sense_senses_entry_letData_dicBody">rope</text:span><text:span text:style-name="definition..after_sense_senses_entry_letData_dicBody"><text:s text:c="1"/></text:span><text:span text:style-name="semanticdomains..before_sense_senses_entry_letData_dicBody">(sem. domains: </text:span><text:span text:style-name="span_.en_semanticdomainabbr_.en_xitem_semanticdomains_sense_senses_entry_letData_dicBody">rope</text:span><text:span text:style-name="semanticdomainabbr..after_xitem_semanticdomains_sense_senses_entry_letData_dicBody"> - </text:span><text:span text:style-name="span_.en_semanticdomainname_.en_xitem_semanticdomains_sense_senses_entry_letData_dicBody">rope</text:span><text:span text:style-name="xitem-xitem_semanticdomains..before_semanticdomains_sense_senses_entry_letData_dicBody">, </text:span><text:span text:style-name="span_.en_semanticdomainabbr_.en_xitem_semanticdomains_sense_senses_entry_letData_dicBody">0</text:span><text:span text:style-name="semanticdomainabbr..after_xitem_semanticdomains_sense_senses_entry_letData_dicBody">- </text:span><text:span text:style-name="span_.en_semanticdomainname_.en_xitem_semanticdomains_sense_senses_entry_letData_dicBody">Word list</text:span><text:span text:style-name="semanticdomains..after_sense_senses_entry_letData_dicBody">.) </text:span><text:span text:style-name="span_.en_LexEntryTypepublishStemComplexFormTypeReverseAbbrPub_.en_complexformtype_complexformrefs_entry_letData_dicBody">comp.</text:span><text:span text:style-name="complexformtype..after_complexformrefs_entry_letData_dicBody"><text:s text:c="1"/></text:span><text:span text:style-name="complexformform_complexformrefs_entry_letData_dicBody">abaá mbódɛ</text:span><text:span text:style-name="complexformform..after_complexformrefs_entry_letData_dicBody"><text:s text:c="1"/></text:span><text:span text:style-name="complexformrefs..after_entry_letData_dicBody"/></text:p>
        <text:p text:style-name="entry_letData_dicBody"><text:span text:style-name="headword_entry_letData_dicBody">ábab</text:span><text:span text:style-name="headword_.bss"><text:variable-set text:name="Left_Guideword_L" text:display="none" text:formula="ooow: ábab" office:value-type="string" office:string-value=" ábab"/></text:span><text:span text:style-name="headword_.bss"><text:variable-set text:name="Right_Guideword_R" text:display="none" text:formula="ooow: ábab" office:value-type="string" office:string-value=" ábab"/></text:span><text:span/><text:span text:style-name="headword..after_entry_letData_dicBody"><text:s text:c="1"/></text:span><text:span text:style-name="span_.en_partofspeech_.en_grammaticalinfo_sense_senses_entry_letData_dicBody">poss</text:span><text:span text:style-name="partofspeech..after_grammaticalinfo_sense_senses_entry_letData_dicBody"><text:s text:c="1"/></text:span><text:span text:style-name="grammaticalinfo..after_sense_senses_entry_letData_dicBody"/><text:span text:style-name="span_.en_definition_.en_sense_senses_entry_letData_dicBody">their; possessive pronoun third person plural for classes 2, 8, 14 and 19</text:span><text:span text:style-name="definition..after_sense_senses_entry_letData_dicBody"><text:s text:c="1"/></text:span><text:span text:style-name="semanticdomains..before_sense_senses_entry_letData_dicBody">(sem. domains: </text:span><text:span text:style-name="span_.en_semanticdomainabbr_.en_semanticdomains_sense_senses_entry_letData_dicBody">concord</text:span><text:span text:style-name="semanticdomainabbr..after_semanticdomains_sense_senses_entry_letData_dicBody"> - </text:span><text:span text:style-name="span_.en_semanticdomainname_.en_semanticdomains_sense_senses_entry_letData_dicBody">concord</text:span><text:span text:style-name="semanticdomains..after_sense_senses_entry_letData_dicBody">.) </text:span></text:p>
        <text:p text:style-name="entry_letData_dicBody"><text:span text:style-name="headword_entry_letData_dicBody">âbab</text:span><text:span text:style-name="headword_.bss"><text:variable-set text:name="Left_Guideword_L" text:display="none" text:formula="ooow: âbab" office:value-type="string" office:string-value=" âbab"/></text:span><text:span text:style-name="headword_.bss"><text:variable-set text:name="Right_Guideword_R" text:display="none" text:formula="ooow: âbab" office:value-type="string" office:string-value=" âbab"/></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eep</text:span><text:span text:style-name="definition..after_sense_senses_entry_letData_dicBody"><text:s text:c="1"/></text:span><text:span text:style-name="span_.bss_example_examples_sense_senses_entry_letData_dicBody">Ababé epɔn é ndáb.</text:span><text:span text:style-name="example..after_examples_sense_senses_entry_letData_dicBody"><text:s text:c="1"/></text:span><text:span text:style-name="span_.en_translation_.en_translations_examples_sense_senses_entry_letData_dicBody">He peeped through the hole in the house.</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definition_.en_sense_senses_entry_letData_dicBody">stalk</text:span><text:span text:style-name="definition..after_sense_senses_entry_letData_dicBody"><text:s text:c="1"/></text:span><text:span text:style-name="span_.bss_example_examples_sense_senses_entry_letData_dicBody">Ababɛʼ mwǎləəŋ.</text:span><text:span text:style-name="example..after_examples_sense_senses_entry_letData_dicBody"><text:s text:c="1"/></text:span><text:span text:style-name="span_.en_translation_.en_translations_examples_sense_senses_entry_letData_dicBody">He is stalking slowly.</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b</text:span><text:span text:style-name="headword_.bss"><text:variable-set text:name="Left_Guideword_L" text:display="none" text:formula="ooow: âbáb" office:value-type="string" office:string-value=" âbáb"/></text:span><text:span text:style-name="headword_.bss"><text:variable-set text:name="Right_Guideword_R" text:display="none" text:formula="ooow: âbáb" office:value-type="string" office:string-value=" âbáb"/></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warm up</text:span><text:span text:style-name="definition..after_sense_senses_entry_letData_dicBody"><text:s text:c="1"/></text:span><text:span text:style-name="span_.bss_example_examples_sense_senses_entry_letData_dicBody">Sêbábé ekwan.</text:span><text:span text:style-name="example..after_examples_sense_senses_entry_letData_dicBody"><text:s text:c="1"/></text:span><text:span text:style-name="span_.en_translation_.en_translations_examples_sense_senses_entry_letData_dicBody">We warmed up the </text:span><text:span text:style-name="span_.bss_translation_.en_translations_examples_sense_senses_entry_letData_dicBody">ekwan.</text:span><text:span text:style-name="translation..after_translations_examples_sense_senses_entry_letData_dicBody"><text:s text:c="1"/></text:span><text:span text:style-name="examples..after_sense_senses_entry_letData_dicBody"/><text:span text:style-name="span_.en_lexreftype_relations_sense_senses_entry_letData_dicBody">Syn</text:span><text:span text:style-name="lexreftype..after_relations_sense_senses_entry_letData_dicBody">: </text:span><text:span text:style-name="sensecrossref_a_lexreftargets_relations_sense_senses_entry_letData_dicBody"><text:reference-ref text:reference-format="text" text:ref-name="hvo69063">âwóge</text:reference-ref></text:span><text:span text:style-name="relations..after_sense_senses_entry_letData_dicBody">. </text:span><text:span text:style-name="semanticdomains..before_sense_senses_entry_letData_dicBody">(sem. domains: </text:span><text:span text:style-name="span_.en_semanticdomainabbr_.en_semanticdomains_sense_senses_entry_letData_dicBody">5.2</text:span><text:span text:style-name="semanticdomainabbr..after_semanticdomains_sense_senses_entry_letData_dicBody"> - </text:span><text:span text:style-name="span_.en_semanticdomainname_.en_semanticdomains_sense_senses_entry_letData_dicBody">Food</text:span><text:span text:style-name="semanticdomains..after_sense_senses_entry_letData_dicBody">.) </text:span></text:p>
        <text:p text:style-name="entry_letData_dicBody"><text:span text:style-name="headword_entry_letData_dicBody">âbábed</text:span><text:span text:style-name="headword_.bss"><text:variable-set text:name="Left_Guideword_L" text:display="none" text:formula="ooow: âbábed" office:value-type="string" office:string-value=" âbábed"/></text:span><text:span text:style-name="headword_.bss"><text:variable-set text:name="Right_Guideword_R" text:display="none" text:formula="ooow: âbábed" office:value-type="string" office:string-value=" âbábed"/></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warm sth.</text:span><text:span text:style-name="definition..after_sense_senses_entry_letData_dicBody"><text:s text:c="1"/></text:span><text:span text:style-name="span_.bss_example_examples_sense_senses_entry_letData_dicBody">Ambábéd mekáá á mūū.</text:span><text:span text:style-name="example..after_examples_sense_senses_entry_letData_dicBody"><text:s text:c="1"/></text:span><text:span text:style-name="span_.en_translation_.en_translations_examples_sense_senses_entry_letData_dicBody">He warmed his hands by the fi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5.2</text:span><text:span text:style-name="semanticdomainabbr..after_semanticdomains_sense_senses_entry_letData_dicBody"> - </text:span><text:span text:style-name="span_.en_semanticdomainname_.en_semanticdomains_sense_senses_entry_letData_dicBody">Food</text:span><text:span text:style-name="semanticdomains..after_sense_senses_entry_letData_dicBody">.) </text:span></text:p>
        <text:p text:style-name="entry_letData_dicBody"><text:span text:style-name="headword_entry_letData_dicBody">âbád</text:span><text:span text:style-name="headword_.bss"><text:variable-set text:name="Left_Guideword_L" text:display="none" text:formula="ooow: âbád" office:value-type="string" office:string-value=" âbád"/></text:span><text:span text:style-name="headword_.bss"><text:variable-set text:name="Right_Guideword_R" text:display="none" text:formula="ooow: âbád" office:value-type="string" office:string-value=" âbád"/></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add</text:span><text:span text:style-name="definition..after_sense_senses_entry_letData_dicBody"><text:s text:c="1"/></text:span><text:span text:style-name="span_.bss_example_examples_sense_senses_entry_letData_dicBody">Abádé kón áhed ámpē.</text:span><text:span text:style-name="example..after_examples_sense_senses_entry_letData_dicBody"><text:s text:c="1"/></text:span><text:span text:style-name="span_.en_translation_.en_translations_examples_sense_senses_entry_letData_dicBody">He added more beans 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8.1</text:span><text:span text:style-name="semanticdomainabbr..after_semanticdomains_sense_senses_entry_letData_dicBody"> - </text:span><text:span text:style-name="span_.en_semanticdomainname_.en_semanticdomains_sense_senses_entry_letData_dicBody">Quantity</text:span><text:span text:style-name="semanticdomains..after_sense_senses_entry_letData_dicBody">.) </text:span></text:p>
        <text:p text:style-name="entry_letData_dicBody"><text:span text:style-name="headword_entry_letData_dicBody">âbáad</text:span><text:span text:style-name="headword_.bss"><text:variable-set text:name="Left_Guideword_L" text:display="none" text:formula="ooow: âbáad" office:value-type="string" office:string-value=" âbáad"/></text:span><text:span text:style-name="headword_.bss"><text:variable-set text:name="Right_Guideword_R" text:display="none" text:formula="ooow: âbáad" office:value-type="string" office:string-value=" âbáad"/></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entryrefcomponent_primaryrefs_entry_letData_dicBody"><text:reference-ref text:reference-format="text" text:ref-name="hvo25538">âbáŋ</text:reference-ref></text:span><text:span text:style-name="primaryrefs..after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frighten</text:span><text:span text:style-name="definition..after_sense_senses_entry_letData_dicBody"><text:s text:c="1"/></text:span><text:span text:style-name="span_.bss_example_examples_sense_senses_entry_letData_dicBody">Abáŋté mə́ á ahín tê.</text:span><text:span text:style-name="example..after_examples_sense_senses_entry_letData_dicBody"><text:s text:c="1"/></text:span><text:span text:style-name="span_.en_translation_.en_translations_examples_sense_senses_entry_letData_dicBody">He frightened him in the 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sentiment</text:span><text:span text:style-name="semanticdomainabbr..after_semanticdomains_sense_senses_entry_letData_dicBody"> - </text:span><text:span text:style-name="span_.en_semanticdomainname_.en_semanticdomains_sense_senses_entry_letData_dicBody">sentiment</text:span><text:span text:style-name="semanticdomains..after_sense_senses_entry_letData_dicBody">.) </text:span></text:p>
        <text:p text:style-name="entry_letData_dicBody"><text:span text:style-name="headword_entry_letData_dicBody">âbád áte</text:span><text:span text:style-name="headword_.bss"><text:variable-set text:name="Left_Guideword_L" text:display="none" text:formula="ooow: âbád áte" office:value-type="string" office:string-value=" âbád áte"/></text:span><text:span text:style-name="headword_.bss"><text:variable-set text:name="Right_Guideword_R" text:display="none" text:formula="ooow: âbád áte" office:value-type="string" office:string-value=" âbád áte"/></text:span><text:span/><text:span text:style-name="headword..after_entry_letData_dicBody"><text:s text:c="1"/></text:span><text:span text:style-name="span_.en_partofspeech_.en_grammaticalinfo_sense_senses_entry_letData_dicBody">v.ph</text:span><text:span text:style-name="partofspeech..after_grammaticalinfo_sense_senses_entry_letData_dicBody"><text:s text:c="1"/></text:span><text:span text:style-name="grammaticalinfo..after_sense_senses_entry_letData_dicBody"/><text:span text:style-name="span_.en_definition_.en_sense_senses_entry_letData_dicBody">repeat</text:span><text:span text:style-name="definition..after_sense_senses_entry_letData_dicBody"><text:s text:c="1"/></text:span></text:p>
        <text:p text:style-name="entry_letData_dicBody"><text:span text:style-name="headword_entry_letData_dicBody">âbáde1</text:span><text:span text:style-name="headword_.bss"><text:variable-set text:name="Left_Guideword_L" text:display="none" text:formula="ooow: âbáde1" office:value-type="string" office:string-value=" âbáde1"/></text:span><text:span text:style-name="headword_.bss"><text:variable-set text:name="Right_Guideword_R" text:display="none" text:formula="ooow: âbáde1" office:value-type="string" office:string-value=" âbáde1"/></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add for</text:span><text:span text:style-name="definition..after_sense_senses_entry_letData_dicBody"><text:s text:c="1"/></text:span><text:span text:style-name="span_.bss_example_examples_sense_senses_entry_letData_dicBody">Bádé me chǒm ámīn.</text:span><text:span text:style-name="example..after_examples_sense_senses_entry_letData_dicBody"><text:s text:c="1"/></text:span><text:span text:style-name="span_.en_translation_.en_translations_examples_sense_senses_entry_letData_dicBody">Add something for me.</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definition_.en_sense_senses_entry_letData_dicBody">glue, attach</text:span><text:span text:style-name="definition..after_sense_senses_entry_letData_dicBody"><text:s text:c="1"/></text:span><text:span text:style-name="span_.bss_example_examples_sense_senses_entry_letData_dicBody">Abáté ediídinge éʼsɛ́d éʼ ndáb.</text:span><text:span text:style-name="example..after_examples_sense_senses_entry_letData_dicBody"><text:s text:c="1"/></text:span><text:span text:style-name="span_.en_translation_.en_translations_examples_sense_senses_entry_letData_dicBody">He pasted the picture on the walls of the house.</text:span><text:span text:style-name="translation..after_translations_examples_sense_senses_entry_letData_dicBody"><text:s text:c="1"/></text:span><text:span text:style-name="examples..after_sense_senses_entry_letData_dicBody"/><text:span text:style-name="xsensenumber_senses_entry_letData_dicBody">3</text:span><text:span text:style-name="xsensenumber..after_senses_entry_letData_dicBody">) </text:span><text:span text:style-name="span_.en_definition_.en_sense_senses_entry_letData_dicBody">arrive second</text:span><text:span text:style-name="definition..after_sense_senses_entry_letData_dicBody"><text:s text:c="1"/></text:span><text:span text:style-name="span_.bss_example_examples_sense_senses_entry_letData_dicBody">Abáté nyam.</text:span><text:span text:style-name="example..after_examples_sense_senses_entry_letData_dicBody"><text:s text:c="1"/></text:span><text:span text:style-name="span_.en_translation_.en_translations_examples_sense_senses_entry_letData_dicBody">He is the second to arrive at the dead anima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de2</text:span><text:span text:style-name="headword_.bss"><text:variable-set text:name="Left_Guideword_L" text:display="none" text:formula="ooow: âbáde2" office:value-type="string" office:string-value=" âbáde2"/></text:span><text:span text:style-name="headword_.bss"><text:variable-set text:name="Right_Guideword_R" text:display="none" text:formula="ooow: âbáde2" office:value-type="string" office:string-value=" âbáde2"/></text:span><text:span/><text:span text:style-name="headword..after_entry_letData_dicBody"><text:s text:c="1"/></text:span><text:span text:style-name="span_.en_partofspeech_.en_grammaticalinfo_sense_senses_entry_letData_dicBody">v.aux</text:span><text:span text:style-name="partofspeech..after_grammaticalinfo_sense_senses_entry_letData_dicBody"><text:s text:c="1"/></text:span><text:span text:style-name="grammaticalinfo..after_sense_senses_entry_letData_dicBody"/><text:span text:style-name="span_.en_definition_.en_sense_senses_entry_letData_dicBody">begin</text:span><text:span text:style-name="definition..after_sense_senses_entry_letData_dicBody"><text:s text:c="1"/></text:span><text:span text:style-name="span_.bss_example_examples_sense_senses_entry_letData_dicBody">Awûmsɛn ábáté amaa.</text:span><text:span text:style-name="example..after_examples_sense_senses_entry_letData_dicBody"><text:s text:c="1"/></text:span><text:span text:style-name="span_.en_translation_.en_translations_examples_sense_senses_entry_letData_dicBody">The holiday is about to en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abaa dé mbéb</text:span><text:span text:style-name="headword_.bss"><text:variable-set text:name="Left_Guideword_L" text:display="none" text:formula="ooow: abaa dé mbéb" office:value-type="string" office:string-value=" abaa dé mbéb"/></text:span><text:span text:style-name="headword_.bss"><text:variable-set text:name="Right_Guideword_R" text:display="none" text:formula="ooow: abaa dé mbéb" office:value-type="string" office:string-value=" abaa dé mbéb"/></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AssNP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xitem_entryrefcomponent_primaryrefs_entry_letData_dicBody"><text:reference-ref text:reference-format="text" text:ref-name="hvo24474">abaa</text:reference-ref></text:span><text:span text:style-name="xitem-xitem_entryrefcomponent..before_entryrefcomponent_primaryrefs_entry_letData_dicBody"><text:reference-ref text:reference-format="text" text:ref-name="hvo25656">, </text:reference-ref></text:span><text:span text:style-name="span_.bss_span_.bss_LexEntryLinkHeadWordRef_LexEntrypublishStemComponentTargetHeadWordRef_a_xitem_entryrefcomponent_primaryrefs_entry_letData_dicBody">mbéb</text:span><text:span text:style-name="primaryrefs..after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wickedness</text:span><text:span text:style-name="definition..after_sense_senses_entry_letData_dicBody"><text:s text:c="1"/></text:span><text:span text:style-name="span_.bss_example_examples_sense_senses_entry_letData_dicBody">Ane mod awóó abaa dé mbéb.</text:span><text:span text:style-name="example..after_examples_sense_senses_entry_letData_dicBody"><text:s text:c="1"/></text:span><text:span text:style-name="span_.en_translation_.en_translations_examples_sense_senses_entry_letData_dicBody">That man is wicked. Lit.: That man has a bad liv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dɛn</text:span><text:span text:style-name="headword_.bss"><text:variable-set text:name="Left_Guideword_L" text:display="none" text:formula="ooow: âbádɛn" office:value-type="string" office:string-value=" âbádɛn"/></text:span><text:span text:style-name="headword_.bss"><text:variable-set text:name="Right_Guideword_R" text:display="none" text:formula="ooow: âbádɛn" office:value-type="string" office:string-value=" âbádɛn"/></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add with</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be stuck with</text:span><text:span text:style-name="definition..after_sense_senses_entry_letData_dicBody"><text:s text:c="1"/></text:span></text:p>
        <text:p text:style-name="entry_letData_dicBody"><text:span text:style-name="headword_entry_letData_dicBody">âbádnɛn</text:span><text:span text:style-name="headword_.bss"><text:variable-set text:name="Left_Guideword_L" text:display="none" text:formula="ooow: âbádnɛn" office:value-type="string" office:string-value=" âbádnɛn"/></text:span><text:span text:style-name="headword_.bss"><text:variable-set text:name="Right_Guideword_R" text:display="none" text:formula="ooow: âbádnɛn" office:value-type="string" office:string-value=" âbádnɛn"/></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insist</text:span><text:span text:style-name="definition..after_sense_senses_entry_letData_dicBody"><text:s text:c="1"/></text:span></text:p>
        <text:p text:style-name="entry_letData_dicBody"><text:span text:style-name="headword_entry_letData_dicBody">âbag</text:span><text:span text:style-name="headword_.bss"><text:variable-set text:name="Left_Guideword_L" text:display="none" text:formula="ooow: âbag" office:value-type="string" office:string-value=" âbag"/></text:span><text:span text:style-name="headword_.bss"><text:variable-set text:name="Right_Guideword_R" text:display="none" text:formula="ooow: âbag" office:value-type="string" office:string-value=" âbag"/></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butcher</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slaughter</text:span><text:span text:style-name="definition..after_sense_senses_entry_letData_dicBody"><text:s text:c="1"/></text:span><text:span text:style-name="semanticdomains..before_sense_senses_entry_letData_dicBody">(sem. domains: </text:span><text:span text:style-name="span_.en_semanticdomainabbr_.en_semanticdomains_sense_senses_entry_letData_dicBody">hunting</text:span><text:span text:style-name="semanticdomainabbr..after_semanticdomains_sense_senses_entry_letData_dicBody"> - </text:span><text:span text:style-name="span_.en_semanticdomainname_.en_semanticdomains_sense_senses_entry_letData_dicBody">hunting</text:span><text:span text:style-name="semanticdomains..after_sense_senses_entry_letData_dicBody">.) </text:span><text:span text:style-name="span_.en_LexEntryTypepublishStemComplexFormTypeReverseAbbrPub_.en_complexformtype_complexformrefs_entry_letData_dicBody">A-NP</text:span><text:span text:style-name="complexformtype..after_complexformrefs_entry_letData_dicBody"><text:s text:c="1"/></text:span><text:span text:style-name="complexformform_complexformrefs_entry_letData_dicBody">eʼbɛ éʼ nyam</text:span><text:span text:style-name="complexformform..after_complexformrefs_entry_letData_dicBody"><text:s text:c="1"/></text:span><text:span text:style-name="complexformrefs..after_entry_letData_dicBody"/></text:p>
        <text:p text:style-name="entry_letData_dicBody"><text:span text:style-name="headword_entry_letData_dicBody">âbáged</text:span><text:span text:style-name="headword_.bss"><text:variable-set text:name="Left_Guideword_L" text:display="none" text:formula="ooow: âbáged" office:value-type="string" office:string-value=" âbáged"/></text:span><text:span text:style-name="headword_.bss"><text:variable-set text:name="Right_Guideword_R" text:display="none" text:formula="ooow: âbáged" office:value-type="string" office:string-value=" âbáged"/></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verify, ascertain</text:span><text:span text:style-name="definition..after_sense_senses_entry_letData_dicBody"><text:s text:c="1"/></text:span><text:span text:style-name="span_.bss_example_examples_sense_senses_entry_letData_dicBody">Bágéd échê ehɔ́b bwǎmbwam, baŋ ébɛl ké chéé éche éwémtɛ́né.</text:span><text:span text:style-name="example..after_examples_sense_senses_entry_letData_dicBody"><text:s text:c="1"/></text:span><text:span text:style-name="span_.en_translation_.en_translations_examples_sense_senses_entry_letData_dicBody">Make sure about the conversation so that you know what to d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sentiment</text:span><text:span text:style-name="semanticdomainabbr..after_semanticdomains_sense_senses_entry_letData_dicBody"> - </text:span><text:span text:style-name="span_.en_semanticdomainname_.en_semanticdomains_sense_senses_entry_letData_dicBody">sentiment</text:span><text:span text:style-name="semanticdomains..after_sense_senses_entry_letData_dicBody">.) </text:span></text:p>
        <text:p text:style-name="entry_letData_dicBody"><text:span text:style-name="headword_entry_letData_dicBody">âbagned</text:span><text:span text:style-name="headword_.bss"><text:variable-set text:name="Left_Guideword_L" text:display="none" text:formula="ooow: âbagned" office:value-type="string" office:string-value=" âbagned"/></text:span><text:span text:style-name="headword_.bss"><text:variable-set text:name="Right_Guideword_R" text:display="none" text:formula="ooow: âbagned" office:value-type="string" office:string-value=" âbagned"/></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to be given</text:span><text:span text:style-name="definition..after_sense_senses_entry_letData_dicBody"><text:s text:c="1"/></text:span></text:p>
        <text:p text:style-name="entry_letData_dicBody"><text:span text:style-name="headword_entry_letData_dicBody">âbál</text:span><text:span text:style-name="headword_.bss"><text:variable-set text:name="Left_Guideword_L" text:display="none" text:formula="ooow: âbál" office:value-type="string" office:string-value=" âbál"/></text:span><text:span text:style-name="headword_.bss"><text:variable-set text:name="Right_Guideword_R" text:display="none" text:formula="ooow: âbál" office:value-type="string" office:string-value=" âbál"/></text:span><text:span/><text:span text:style-name="headword..after_entry_letData_dicBody"><text:s text:c="1"/></text:span><text:span text:style-name="span_.bss_span_.bss_LexEntryLinkHeadWordRef_crossref_a_crossreftargets_crossrefs_entry_letData_dicBody"><text:reference-ref text:reference-format="text" text:ref-name="hvo25032">ebálé</text:reference-ref></text:span><text:span text:style-name="crossrefs..after_entry_letData_dicBody">. </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lend</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borrow</text:span><text:span text:style-name="definition..after_sense_senses_entry_letData_dicBody"><text:s text:c="1"/></text:span><text:span text:style-name="span_.bss_example_examples_sense_senses_entry_letData_dicBody">Abálé mə́ mɔné.</text:span><text:span text:style-name="example..after_examples_sense_senses_entry_letData_dicBody"><text:s text:c="1"/></text:span><text:span text:style-name="span_.en_translation_.en_translations_examples_sense_senses_entry_letData_dicBody">He lent him mone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exchange</text:span><text:span text:style-name="semanticdomainabbr..after_semanticdomains_sense_senses_entry_letData_dicBody"> - </text:span><text:span text:style-name="span_.en_semanticdomainname_.en_semanticdomains_sense_senses_entry_letData_dicBody">exchange</text:span><text:span text:style-name="semanticdomains..after_sense_senses_entry_letData_dicBody">.) </text:span></text:p>
        <text:p text:style-name="entry_letData_dicBody"><text:span text:style-name="headword_entry_letData_dicBody">âbam</text:span><text:span text:style-name="headword_.bss"><text:variable-set text:name="Left_Guideword_L" text:display="none" text:formula="ooow: âbam" office:value-type="string" office:string-value=" âbam"/></text:span><text:span text:style-name="headword_.bss"><text:variable-set text:name="Right_Guideword_R" text:display="none" text:formula="ooow: âbam" office:value-type="string" office:string-value=" âbam"/></text:span><text:span/><text:span text:style-name="headword..after_entry_letData_dicBody"><text:s text:c="1"/></text:span><text:span text:style-name="span_.bss_span_.bss_LexEntryLinkHeadWordRef_crossref_a_xitem_crossreftargets_crossrefs_entry_letData_dicBody"><text:reference-ref text:reference-format="text" text:ref-name="hvo25315">mbâmtɛn</text:reference-ref></text:span><text:span text:style-name="xitem-xitem_crossreftargets..before_crossreftargets_crossrefs_entry_letData_dicBody"><text:reference-ref text:reference-format="text" text:ref-name="hvo25301">, </text:reference-ref></text:span><text:span text:style-name="span_.bss_span_.bss_LexEntryLinkHeadWordRef_crossref_a_xitem_crossreftargets_crossrefs_entry_letData_dicBody">âbámtɛn</text:span><text:span text:style-name="HomographNumber_.bss_span_.bss_LexEntryLinkHeadWordRef_crossref_a_xitem_crossreftargets_crossrefs_entry_letData_dicBody">1</text:span><text:span text:style-name="xitem-xitem_crossreftargets..before_crossreftargets_crossrefs_entry_letData_dicBody"><text:reference-ref text:reference-format="text" text:ref-name="hvo25465">, </text:reference-ref></text:span><text:span text:style-name="span_.bss_span_.bss_LexEntryLinkHeadWordRef_crossref_a_xitem_crossreftargets_crossrefs_entry_letData_dicBody">âbántɛn</text:span><text:span text:style-name="crossrefs..after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sneak away</text:span><text:span text:style-name="definition..after_sense_senses_entry_letData_dicBody"><text:s text:c="1"/></text:span></text:p>
        <text:p text:style-name="entry_letData_dicBody"><text:span text:style-name="headword_entry_letData_dicBody">abám1</text:span><text:span text:style-name="headword_.bss"><text:variable-set text:name="Left_Guideword_L" text:display="none" text:formula="ooow: abám1" office:value-type="string" office:string-value=" abám1"/></text:span><text:span text:style-name="headword_.bss"><text:variable-set text:name="Right_Guideword_R" text:display="none" text:formula="ooow: abám1" office:value-type="string" office:string-value=" abám1"/></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bag</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sheath</text:span><text:span text:style-name="definition..after_sense_senses_entry_letData_dicBody"><text:s text:c="1"/></text:span><text:span text:style-name="xsensenumber_senses_entry_letData_dicBody">3</text:span><text:span text:style-name="xsensenumber..after_senses_entry_letData_dicBody">) </text:span><text:span text:style-name="span_.en_definition_.en_sense_senses_entry_letData_dicBody">something flat ?</text:span><text:span text:style-name="definition..after_sense_senses_entry_letData_dicBody"><text:s text:c="1"/></text:span><text:span text:style-name="span_.bss_example_examples_sense_senses_entry_letData_dicBody">Ewóoʼɛ́ abám ádé áhákɛ̄ páá áte.</text:span><text:span text:style-name="example..after_examples_sense_senses_entry_letData_dicBody"><text:s text:c="1"/></text:span><text:span text:style-name="span_.en_translation_.en_translations_examples_sense_senses_entry_letData_dicBody">He doesnʼt have a sheath in which to put his cutlas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tools</text:span><text:span text:style-name="semanticdomainabbr..after_semanticdomains_sense_senses_entry_letData_dicBody"> - </text:span><text:span text:style-name="span_.en_semanticdomainname_.en_semanticdomains_sense_senses_entry_letData_dicBody">tools</text:span><text:span text:style-name="semanticdomains..after_sense_senses_entry_letData_dicBody">.) </text:span></text:p>
        <text:p text:style-name="entry_letData_dicBody"><text:span text:style-name="headword_entry_letData_dicBody">âbám1</text:span><text:span text:style-name="headword_.bss"><text:variable-set text:name="Left_Guideword_L" text:display="none" text:formula="ooow: âbám1" office:value-type="string" office:string-value=" âbám1"/></text:span><text:span text:style-name="headword_.bss"><text:variable-set text:name="Right_Guideword_R" text:display="none" text:formula="ooow: âbám1" office:value-type="string" office:string-value=" âbám1"/></text:span><text:span/><text:span text:style-name="headword..after_entry_letData_dicBody"><text:s text:c="1"/></text:span><text:span text:style-name="span_.bss_span_.bss_LexEntryLinkHeadWordRef_crossref_a_crossreftargets_crossrefs_entry_letData_dicBody"><text:reference-ref text:reference-format="text" text:ref-name="hvo25153">abám</text:reference-ref></text:span><text:span text:style-name="HomographNumber_.bss_span_.bss_LexEntryLinkHeadWordRef_crossref_a_crossreftargets_crossrefs_entry_letData_dicBody">2</text:span><text:span text:style-name="crossrefs..after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walk along, move along</text:span><text:span text:style-name="definition..after_sense_senses_entry_letData_dicBody"><text:s text:c="1"/></text:span><text:span text:style-name="span_.bss_example_examples_sense_senses_entry_letData_dicBody">Abamɛʼ á nkəg mé edíb.</text:span><text:span text:style-name="example..after_examples_sense_senses_entry_letData_dicBody"><text:s text:c="1"/></text:span><text:span text:style-name="span_.en_translation_.en_translations_examples_sense_senses_entry_letData_dicBody">He walked along the edge of the strea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8.5</text:span><text:span text:style-name="semanticdomainabbr..after_semanticdomains_sense_senses_entry_letData_dicBody"> - </text:span><text:span text:style-name="span_.en_semanticdomainname_.en_semanticdomains_sense_senses_entry_letData_dicBody">Location</text:span><text:span text:style-name="semanticdomains..after_sense_senses_entry_letData_dicBody">.) </text:span></text:p>
        <text:p text:style-name="entry_letData_dicBody"><text:span text:style-name="headword_entry_letData_dicBody">abám2</text:span><text:span text:style-name="headword_.bss"><text:variable-set text:name="Left_Guideword_L" text:display="none" text:formula="ooow: abám2" office:value-type="string" office:string-value=" abám2"/></text:span><text:span text:style-name="headword_.bss"><text:variable-set text:name="Right_Guideword_R" text:display="none" text:formula="ooow: abám2" office:value-type="string" office:string-value=" abám2"/></text:span><text:span/><text:span text:style-name="headword..after_entry_letData_dicBody"><text:s text:c="1"/></text:span><text:span text:style-name="span_.bss_span_.bss_LexEntryLinkHeadWordRef_crossref_a_crossreftargets_crossrefs_entry_letData_dicBody"><text:reference-ref text:reference-format="text" text:ref-name="hvo25147">âbám</text:reference-ref></text:span><text:span text:style-name="HomographNumber_.bss_span_.bss_LexEntryLinkHeadWordRef_crossref_a_crossreftargets_crossrefs_entry_letData_dicBody">1</text:span><text:span text:style-name="crossrefs..after_entry_letData_dicBody">. </text:span><text:span text:style-name="xsensenumber_senses_entry_letData_dicBody">1</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edge</text:span><text:span text:style-name="definition..after_sense_senses_entry_letData_dicBody"><text:s text:c="1"/></text:span><text:span text:style-name="span_.en_lexreftype_relations_sense_senses_entry_letData_dicBody">Syn</text:span><text:span text:style-name="lexreftype..after_relations_sense_senses_entry_letData_dicBody">: </text:span><text:span text:style-name="sensecrossref_a_lexreftargets_relations_sense_senses_entry_letData_dicBody"><text:reference-ref text:reference-format="text" text:ref-name="hvo42952">nkin 2</text:reference-ref></text:span><text:span text:style-name="relations..after_sense_senses_entry_letData_dicBody">. </text:span><text:span text:style-name="xsensenumber_senses_entry_letData_dicBody">2</text:span><text:span text:style-name="xsensenumber..after_senses_entry_letData_dicBody">) </text:span><text:span text:style-name="span_.en_definition_.en_sense_senses_entry_letData_dicBody">shore; along</text:span><text:span text:style-name="definition..after_sense_senses_entry_letData_dicBody"><text:s text:c="1"/></text:span><text:span text:style-name="span_.bss_example_examples_sense_senses_entry_letData_dicBody">Nzumɛ́ ahángé mbód á abám dé ekɛ́.</text:span><text:span text:style-name="example..after_examples_sense_senses_entry_letData_dicBody"><text:s text:c="1"/></text:span><text:span text:style-name="span_.en_translation_.en_translations_examples_sense_senses_entry_letData_dicBody">Nzume has tethered the goat beside the fenc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nature</text:span><text:span text:style-name="semanticdomainabbr..after_semanticdomains_sense_senses_entry_letData_dicBody"> - </text:span><text:span text:style-name="span_.en_semanticdomainname_.en_semanticdomains_sense_senses_entry_letData_dicBody">nature</text:span><text:span text:style-name="semanticdomains..after_sense_senses_entry_letData_dicBody">.) </text:span><text:span text:style-name="span_.en_LexEntryTypepublishStemComplexFormTypeReverseAbbrPub_.en_complexformtype_complexformrefs_entry_letData_dicBody">A-NP</text:span><text:span text:style-name="complexformtype..after_complexformrefs_entry_letData_dicBody"><text:s text:c="1"/></text:span><text:span text:style-name="complexformform_complexformrefs_entry_letData_dicBody">abám á ndyɛ̌</text:span><text:span text:style-name="complexformform..after_complexformrefs_entry_letData_dicBody"><text:s text:c="1"/></text:span><text:span text:style-name="complexformrefs..after_entry_letData_dicBody"/></text:p>
        <text:p text:style-name="entry_letData_dicBody"><text:span text:style-name="headword_entry_letData_dicBody">âbám2</text:span><text:span text:style-name="headword_.bss"><text:variable-set text:name="Left_Guideword_L" text:display="none" text:formula="ooow: âbám2" office:value-type="string" office:string-value=" âbám2"/></text:span><text:span text:style-name="headword_.bss"><text:variable-set text:name="Right_Guideword_R" text:display="none" text:formula="ooow: âbám2" office:value-type="string" office:string-value=" âbám2"/></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dodge</text:span><text:span text:style-name="definition..after_sense_senses_entry_letData_dicBody"><text:s text:c="1"/></text:span><text:span text:style-name="span_.bss_example_examples_sense_senses_entry_letData_dicBody">Nzé wébáme, né bɛ́nyēn wɛ.</text:span><text:span text:style-name="example..after_examples_sense_senses_entry_letData_dicBody"><text:s text:c="1"/></text:span><text:span text:style-name="span_.en_translation_.en_translations_examples_sense_senses_entry_letData_dicBody">If you donʼt dodge they will see you.</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abám á ndyɛ̌</text:span><text:span text:style-name="headword_.bss"><text:variable-set text:name="Left_Guideword_L" text:display="none" text:formula="ooow: abám á ndyɛ̌" office:value-type="string" office:string-value=" abám á ndyɛ̌"/></text:span><text:span text:style-name="headword_.bss"><text:variable-set text:name="Right_Guideword_R" text:display="none" text:formula="ooow: abám á ndyɛ̌" office:value-type="string" office:string-value=" abám á ndyɛ̌"/></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AssNP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xitem_entryrefcomponent_primaryrefs_entry_letData_dicBody"><text:reference-ref text:reference-format="text" text:ref-name="hvo25153">abám</text:reference-ref></text:span><text:span text:style-name="HomographNumber_.bss_span_.bss_LexEntryLinkHeadWordRef_LexEntrypublishStemComponentTargetHeadWordRef_a_xitem_entryrefcomponent_primaryrefs_entry_letData_dicBody">2</text:span><text:span text:style-name="LexEntrypublishStemComponentTargetSummaryDefinitionPub..before_a_xitem_entryrefcomponent_primaryrefs_entry_letData_dicBody"><text:s text:c="1"/></text:span><text:span text:style-name="span_.en_LexEntrypublishStemComponentTargetSummaryDefinitionPub_.en_a_xitem_entryrefcomponent_primaryrefs_entry_letData_dicBody">edge of ndie</text:span><text:span text:style-name="xitem-xitem_entryrefcomponent..before_entryrefcomponent_primaryrefs_entry_letData_dicBody"><text:reference-ref text:reference-format="text" text:ref-name="hvo36309">, </text:reference-ref></text:span><text:span text:style-name="span_.bss_span_.bss_LexEntryLinkHeadWordRef_LexEntrypublishStemComponentTargetHeadWordRef_a_xitem_entryrefcomponent_primaryrefs_entry_letData_dicBody">ndyɛ̌</text:span><text:span text:style-name="LexEntrypublishStemComponentTargetSummaryDefinitionPub..before_a_xitem_entryrefcomponent_primaryrefs_entry_letData_dicBody"><text:s text:c="1"/></text:span><text:span text:style-name="span_.en_LexEntrypublishStemComponentTargetSummaryDefinitionPub_.en_a_xitem_entryrefcomponent_primaryrefs_entry_letData_dicBody">edge of ndye</text:span><text:span text:style-name="primaryrefs..after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edge or side of </text:span><text:span text:style-name="span_.bss_definition_.en_sense_senses_entry_letData_dicBody">ndyɛ̌ </text:span><text:span text:style-name="definition..after_sense_senses_entry_letData_dicBody"><text:s text:c="1"/></text:span><text:span text:style-name="span_.bss_example_examples_sense_senses_entry_letData_dicBody">Kɛ̌ épim á abám á ndyɛ̌.</text:span><text:span text:style-name="example..after_examples_sense_senses_entry_letData_dicBody"><text:s text:c="1"/></text:span><text:span text:style-name="span_.en_translation_.en_translations_examples_sense_senses_entry_letData_dicBody">Go and throw it at the edge of </text:span><text:span text:style-name="span_.bss_translation_.en_translations_examples_sense_senses_entry_letData_dicBody">ndyɛ̌.</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tradition</text:span><text:span text:style-name="semanticdomainabbr..after_semanticdomains_sense_senses_entry_letData_dicBody"> - </text:span><text:span text:style-name="span_.en_semanticdomainname_.en_semanticdomains_sense_senses_entry_letData_dicBody">tradition</text:span><text:span text:style-name="semanticdomains..after_sense_senses_entry_letData_dicBody">.) </text:span></text:p>
        <text:p text:style-name="entry_letData_dicBody"><text:span text:style-name="headword_entry_letData_dicBody">âbaam ásē</text:span><text:span text:style-name="headword_.bss"><text:variable-set text:name="Left_Guideword_L" text:display="none" text:formula="ooow: âbaam ásē" office:value-type="string" office:string-value=" âbaam ásē"/></text:span><text:span text:style-name="headword_.bss"><text:variable-set text:name="Right_Guideword_R" text:display="none" text:formula="ooow: âbaam ásē" office:value-type="string" office:string-value=" âbaam ásē"/></text:span><text:span/><text:span text:style-name="headword..after_entry_letData_dicBody"><text:s text:c="1"/></text:span><text:span text:style-name="variantrefs..before_entry_letData_dicBody">(</text:span><text:span text:style-name="span_.en_LexEntryTypepublishStemVariantTypeReverseAbbrPub_.en_variantrefentrytype_variantrefs_entry_letData_dicBody">dial. var.</text:span><text:span text:style-name="LexEntryTypepublishStemVariantTypeReverseAbbrPub..after_variantrefentrytype_variantrefs_entry_letData_dicBody"><text:s text:c="1"/></text:span><text:span text:style-name="variantrefentrytype..after_variantrefs_entry_letData_dicBody"/><text:span text:style-name="variantrefform_variantrefs_entry_letData_dicBody">âbwaam ásē</text:span><text:span text:style-name="variantrefs..after_entry_letData_dicBody">) </text:span><text:span text:style-name="span_.en_partofspeech_.en_grammaticalinfo_sense_senses_entry_letData_dicBody">v.ph</text:span><text:span text:style-name="partofspeech..after_grammaticalinfo_sense_senses_entry_letData_dicBody"><text:s text:c="1"/></text:span><text:span text:style-name="grammaticalinfo..after_sense_senses_entry_letData_dicBody"/><text:span text:style-name="span_.en_definition_.en_sense_senses_entry_letData_dicBody">cower down</text:span><text:span text:style-name="definition..after_sense_senses_entry_letData_dicBody"><text:s text:c="1"/></text:span><text:span text:style-name="span_.bss_example_examples_sense_senses_entry_letData_dicBody">Anyéné ngo ehuɛʼ, abwaámé ásē.</text:span><text:span text:style-name="example..after_examples_sense_senses_entry_letData_dicBody"><text:s text:c="1"/></text:span><text:span text:style-name="span_.en_translation_.en_translations_examples_sense_senses_entry_letData_dicBody">He saw the leopard coming and cowered down.</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abámbé</text:span><text:span text:style-name="headword_.bss"><text:variable-set text:name="Left_Guideword_L" text:display="none" text:formula="ooow: abámbé" office:value-type="string" office:string-value=" abámbé"/></text:span><text:span text:style-name="headword_.bss"><text:variable-set text:name="Right_Guideword_R" text:display="none" text:formula="ooow: abámbé" office:value-type="string" office:string-value=" abámbé"/></text:span><text:span/><text:span text:style-name="headword..after_entry_letData_dicBody"><text:s text:c="1"/></text:span><text:span text:style-name="span_.bss_span_.bss_LexEntryLinkHeadWordRef_crossref_a_crossreftargets_crossrefs_entry_letData_dicBody"><text:reference-ref text:reference-format="text" text:ref-name="hvo25245">ebámbɛ́l</text:reference-ref></text:span><text:span text:style-name="crossrefs..after_entry_letData_dicBody">. </text:span><text:span text:style-name="xsensenumber_senses_entry_letData_dicBody">1</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plank</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board</text:span><text:span text:style-name="definition..after_sense_senses_entry_letData_dicBody"><text:s text:c="1"/></text:span><text:span text:style-name="semanticdomains..before_sense_senses_entry_letData_dicBody">(sem. domains: </text:span><text:span text:style-name="span_.en_semanticdomainabbr_.en_semanticdomains_sense_senses_entry_letData_dicBody">housing</text:span><text:span text:style-name="semanticdomainabbr..after_semanticdomains_sense_senses_entry_letData_dicBody"> - </text:span><text:span text:style-name="span_.en_semanticdomainname_.en_semanticdomains_sense_senses_entry_letData_dicBody">housing</text:span><text:span text:style-name="semanticdomains..after_sense_senses_entry_letData_dicBody">.) </text:span><text:span text:style-name="xsensenumber_senses_entry_letData_dicBody">3</text:span><text:span text:style-name="xsensenumber..after_senses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plank</text:span><text:span text:style-name="definition..after_sense_senses_entry_letData_dicBody"><text:s text:c="1"/></text:span><text:span text:style-name="span_.en_LexEntryTypepublishStemComplexFormTypeReverseAbbrPub_.en_complexformtype_complexformrefs_entry_letData_dicBody">A-NP</text:span><text:span text:style-name="complexformtype..after_complexformrefs_entry_letData_dicBody"><text:s text:c="1"/></text:span><text:span text:style-name="complexformform_complexformrefs_entry_letData_dicBody">abámbé dé aláá</text:span><text:span text:style-name="complexformform..after_complexformrefs_entry_letData_dicBody"><text:s text:c="1"/></text:span><text:span text:style-name="complexformrefs..after_entry_letData_dicBody"/></text:p>
        <text:p text:style-name="entry_letData_dicBody"><text:span text:style-name="headword_entry_letData_dicBody">abámbé dé aláá</text:span><text:span text:style-name="headword_.bss"><text:variable-set text:name="Left_Guideword_L" text:display="none" text:formula="ooow: abámbé dé aláá" office:value-type="string" office:string-value=" abámbé dé aláá"/></text:span><text:span text:style-name="headword_.bss"><text:variable-set text:name="Right_Guideword_R" text:display="none" text:formula="ooow: abámbé dé aláá" office:value-type="string" office:string-value=" abámbé dé aláá"/></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AssNP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xitem_entryrefcomponent_primaryrefs_entry_letData_dicBody"><text:reference-ref text:reference-format="text" text:ref-name="hvo25220">abámbé</text:reference-ref></text:span><text:span text:style-name="xitem-xitem_entryrefcomponent..before_entryrefcomponent_primaryrefs_entry_letData_dicBody"><text:reference-ref text:reference-format="text" text:ref-name="hvo47170">, </text:reference-ref></text:span><text:span text:style-name="span_.bss_span_.bss_LexEntryLinkHeadWordRef_LexEntrypublishStemComponentTargetHeadWordRef_a_xitem_entryrefcomponent_primaryrefs_entry_letData_dicBody">aláá</text:span><text:span text:style-name="primaryrefs..after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flat stone</text:span><text:span text:style-name="definition..after_sense_senses_entry_letData_dicBody"><text:s text:c="1"/></text:span></text:p>
        <text:p text:style-name="entry_letData_dicBody"><text:span text:style-name="headword_entry_letData_dicBody">abaá mbódɛ</text:span><text:span text:style-name="headword_.bss"><text:variable-set text:name="Left_Guideword_L" text:display="none" text:formula="ooow: abaá mbódɛ" office:value-type="string" office:string-value=" abaá mbódɛ"/></text:span><text:span text:style-name="headword_.bss"><text:variable-set text:name="Right_Guideword_R" text:display="none" text:formula="ooow: abaá mbódɛ" office:value-type="string" office:string-value=" abaá mbódɛ"/></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xitem_entryrefcomponent_primaryrefs_entry_letData_dicBody"><text:reference-ref text:reference-format="text" text:ref-name="hvo24533">abaá</text:reference-ref></text:span><text:span text:style-name="HomographNumber_.bss_span_.bss_LexEntryLinkHeadWordRef_LexEntrypublishStemComponentTargetHeadWordRef_a_xitem_entryrefcomponent_primaryrefs_entry_letData_dicBody">2</text:span><text:span text:style-name="xitem-xitem_entryrefcomponent..before_entryrefcomponent_primaryrefs_entry_letData_dicBody"><text:reference-ref text:reference-format="text" text:ref-name="hvo27768">, </text:reference-ref></text:span><text:span text:style-name="span_.bss_span_.bss_LexEntryLinkHeadWordRef_LexEntrypublishStemComponentTargetHeadWordRef_a_xitem_entryrefcomponent_primaryrefs_entry_letData_dicBody">mbód</text:span><text:span text:style-name="primaryrefs..after_entry_letData_dicBody">) </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rope for tying goats</text:span><text:span text:style-name="definition..after_sense_senses_entry_letData_dicBody"><text:s text:c="1"/></text:span></text:p>
        <text:p text:style-name="entry_letData_dicBody"><text:span text:style-name="headword_entry_letData_dicBody">âbame</text:span><text:span text:style-name="headword_.bss"><text:variable-set text:name="Left_Guideword_L" text:display="none" text:formula="ooow: âbame" office:value-type="string" office:string-value=" âbame"/></text:span><text:span text:style-name="headword_.bss"><text:variable-set text:name="Right_Guideword_R" text:display="none" text:formula="ooow: âbame" office:value-type="string" office:string-value=" âbame"/></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dodge</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go around</text:span><text:span text:style-name="definition..after_sense_senses_entry_letData_dicBody"><text:s text:c="1"/></text:span><text:span text:style-name="span_.bss_example_xitem_examples_sense_senses_entry_letData_dicBody">Abammɛ elɔɔb.</text:span><text:span text:style-name="example..after_xitem_examples_sense_senses_entry_letData_dicBody"><text:s text:c="1"/></text:span><text:span text:style-name="span_.en_translation_.en_translations_xitem_examples_sense_senses_entry_letData_dicBody">He is going around the mud.</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Bamé á nkəg ń nzii.</text:span><text:span text:style-name="example..after_xitem_examples_sense_senses_entry_letData_dicBody"><text:s text:c="1"/></text:span><text:span text:style-name="span_.en_translation_.en_translations_xitem_examples_sense_senses_entry_letData_dicBody">Pass by at the edge of the roa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8.5</text:span><text:span text:style-name="semanticdomainabbr..after_semanticdomains_sense_senses_entry_letData_dicBody"> - </text:span><text:span text:style-name="span_.en_semanticdomainname_.en_semanticdomains_sense_senses_entry_letData_dicBody">Location</text:span><text:span text:style-name="semanticdomains..after_sense_senses_entry_letData_dicBody">.) </text:span></text:p>
        <text:p text:style-name="entry_letData_dicBody"><text:span text:style-name="headword_entry_letData_dicBody">âbamed</text:span><text:span text:style-name="headword_.bss"><text:variable-set text:name="Left_Guideword_L" text:display="none" text:formula="ooow: âbamed" office:value-type="string" office:string-value=" âbamed"/></text:span><text:span text:style-name="headword_.bss"><text:variable-set text:name="Right_Guideword_R" text:display="none" text:formula="ooow: âbamed" office:value-type="string" office:string-value=" âbamed"/></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dodge</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bend; change the course/direction of</text:span><text:span text:style-name="definition..after_sense_senses_entry_letData_dicBody"><text:s text:c="1"/></text:span><text:span text:style-name="span_.bss_example_examples_sense_senses_entry_letData_dicBody">Abǎmté nzii.</text:span><text:span text:style-name="example..after_examples_sense_senses_entry_letData_dicBody"><text:s text:c="1"/></text:span><text:span text:style-name="span_.en_translation_.en_translations_examples_sense_senses_entry_letData_dicBody">He changed direction.</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mlɛn</text:span><text:span text:style-name="headword_.bss"><text:variable-set text:name="Left_Guideword_L" text:display="none" text:formula="ooow: âbámlɛn" office:value-type="string" office:string-value=" âbámlɛn"/></text:span><text:span text:style-name="headword_.bss"><text:variable-set text:name="Right_Guideword_R" text:display="none" text:formula="ooow: âbámlɛn" office:value-type="string" office:string-value=" âbámlɛn"/></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move dodgingly</text:span><text:span text:style-name="definition..after_sense_senses_entry_letData_dicBody"><text:s text:c="1"/></text:span></text:p>
        <text:p text:style-name="entry_letData_dicBody"><text:span text:style-name="headword_entry_letData_dicBody">âbámtɛn1</text:span><text:span text:style-name="headword_.bss"><text:variable-set text:name="Left_Guideword_L" text:display="none" text:formula="ooow: âbámtɛn1" office:value-type="string" office:string-value=" âbámtɛn1"/></text:span><text:span text:style-name="headword_.bss"><text:variable-set text:name="Right_Guideword_R" text:display="none" text:formula="ooow: âbámtɛn1" office:value-type="string" office:string-value=" âbámtɛn1"/></text:span><text:span/><text:span text:style-name="headword..after_entry_letData_dicBody"><text:s text:c="1"/></text:span><text:span text:style-name="variantrefs..before_entry_letData_dicBody">(</text:span><text:span text:style-name="span_.en_LexEntryTypepublishStemVariantTypeReverseAbbrPub_.en_variantrefentrytype_variantrefs_entry_letData_dicBody">dial. var.</text:span><text:span text:style-name="LexEntryTypepublishStemVariantTypeReverseAbbrPub..after_variantrefentrytype_variantrefs_entry_letData_dicBody"><text:s text:c="1"/></text:span><text:span text:style-name="variantrefentrytype..after_variantrefs_entry_letData_dicBody"/><text:span text:style-name="variantrefform_variantrefs_entry_letData_dicBody">âbántɛ́n</text:span><text:span text:style-name="variantrefs..after_entry_letData_dicBody">) </text:span><text:span text:style-name="span_.bss_span_.bss_LexEntryLinkHeadWordRef_crossref_a_xitem_crossreftargets_crossrefs_entry_letData_dicBody"><text:reference-ref text:reference-format="text" text:ref-name="hvo25315">mbâmtɛn</text:reference-ref></text:span><text:span text:style-name="xitem-xitem_crossreftargets..before_crossreftargets_crossrefs_entry_letData_dicBody"><text:reference-ref text:reference-format="text" text:ref-name="hvo25465">, </text:reference-ref></text:span><text:span text:style-name="span_.bss_span_.bss_LexEntryLinkHeadWordRef_crossref_a_xitem_crossreftargets_crossrefs_entry_letData_dicBody">âbántɛn</text:span><text:span text:style-name="xitem-xitem_crossreftargets..before_crossreftargets_crossrefs_entry_letData_dicBody"><text:reference-ref text:reference-format="text" text:ref-name="hvo25066">, </text:reference-ref></text:span><text:span text:style-name="span_.bss_span_.bss_LexEntryLinkHeadWordRef_crossref_a_xitem_crossreftargets_crossrefs_entry_letData_dicBody">âbam</text:span><text:span text:style-name="crossrefs..after_entry_letData_dicBody">. </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ress, press down</text:span><text:span text:style-name="definition..after_sense_senses_entry_letData_dicBody"><text:s text:c="1"/></text:span><text:span text:style-name="span_.bss_example_examples_sense_senses_entry_letData_dicBody">Bántɛ́n mbɔ́té aláá ámīn.</text:span><text:span text:style-name="example..after_examples_sense_senses_entry_letData_dicBody"><text:s text:c="1"/></text:span><text:span text:style-name="span_.en_translation_.en_translations_examples_sense_senses_entry_letData_dicBody">Press the shirt with the iron.</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definition_.en_sense_senses_entry_letData_dicBody">come close</text:span><text:span text:style-name="definition..after_sense_senses_entry_letData_dicBody"><text:s text:c="1"/></text:span><text:span text:style-name="span_.bss_example_examples_sense_senses_entry_letData_dicBody">Abântaan mə́ á yə̄l.</text:span><text:span text:style-name="example..after_examples_sense_senses_entry_letData_dicBody"><text:s text:c="1"/></text:span><text:span text:style-name="span_.en_translation_.en_translations_examples_sense_senses_entry_letData_dicBody">He is coming closer to hi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mtɛn2</text:span><text:span text:style-name="headword_.bss"><text:variable-set text:name="Left_Guideword_L" text:display="none" text:formula="ooow: âbámtɛn2" office:value-type="string" office:string-value=" âbámtɛn2"/></text:span><text:span text:style-name="headword_.bss"><text:variable-set text:name="Right_Guideword_R" text:display="none" text:formula="ooow: âbámtɛn2" office:value-type="string" office:string-value=" âbámtɛn2"/></text:span><text:span/><text:span text:style-name="headword..after_entry_letData_dicBody"><text:s text:c="1"/></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retend</text:span><text:span text:style-name="definition..after_sense_senses_entry_letData_dicBody"><text:s text:c="1"/></text:span></text:p>
        <text:p text:style-name="entry_letData_dicBody"><text:span text:style-name="headword_entry_letData_dicBody">abán</text:span><text:span text:style-name="headword_.bss"><text:variable-set text:name="Left_Guideword_L" text:display="none" text:formula="ooow: abán" office:value-type="string" office:string-value=" abán"/></text:span><text:span text:style-name="headword_.bss"><text:variable-set text:name="Right_Guideword_R" text:display="none" text:formula="ooow: abán" office:value-type="string" office:string-value=" abán"/></text:span><text:span/><text:span text:style-name="headword..after_entry_letData_dicBody"><text:s text:c="1"/></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shrine</text:span><text:span text:style-name="definition..after_sense_senses_entry_letData_dicBody"><text:s text:c="1"/></text:span><text:span text:style-name="semanticdomains..before_sense_senses_entry_letData_dicBody">(sem. domains: </text:span><text:span text:style-name="span_.en_semanticdomainabbr_.en_xitem_semanticdomains_sense_senses_entry_letData_dicBody">0</text:span><text:span text:style-name="semanticdomainabbr..after_xitem_semanticdomains_sense_senses_entry_letData_dicBody">- </text:span><text:span text:style-name="span_.en_semanticdomainname_.en_xitem_semanticdomains_sense_senses_entry_letData_dicBody">Word list</text:span><text:span text:style-name="xitem-xitem_semanticdomains..before_semanticdomains_sense_senses_entry_letData_dicBody">, </text:span><text:span text:style-name="span_.en_semanticdomainabbr_.en_xitem_semanticdomains_sense_senses_entry_letData_dicBody">4.9</text:span><text:span text:style-name="semanticdomainabbr..after_xitem_semanticdomains_sense_senses_entry_letData_dicBody"> - </text:span><text:span text:style-name="span_.en_semanticdomainname_.en_xitem_semanticdomains_sense_senses_entry_letData_dicBody">Religion</text:span><text:span text:style-name="semanticdomains..after_sense_senses_entry_letData_dicBody">.) </text:span></text:p>
        <text:p text:style-name="entry_letData_dicBody"><text:span text:style-name="headword_entry_letData_dicBody">âbán</text:span><text:span text:style-name="headword_.bss"><text:variable-set text:name="Left_Guideword_L" text:display="none" text:formula="ooow: âbán" office:value-type="string" office:string-value=" âbán"/></text:span><text:span text:style-name="headword_.bss"><text:variable-set text:name="Right_Guideword_R" text:display="none" text:formula="ooow: âbán" office:value-type="string" office:string-value=" âbán"/></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ut sth. on sth., place on</text:span><text:span text:style-name="definition..after_sense_senses_entry_letData_dicBody"><text:s text:c="1"/></text:span><text:span text:style-name="span_.bss_example_examples_sense_senses_entry_letData_dicBody">Mbáné Kupɛ́ɛ ekáá, ngaŋlɛn ékóbé me.</text:span><text:span text:style-name="example..after_examples_sense_senses_entry_letData_dicBody"><text:s text:c="1"/></text:span><text:span text:style-name="span_.en_translation_.en_translations_examples_sense_senses_entry_letData_dicBody">I put my hand on Kupe mountain, I became frightened.</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accuse</text:span><text:span text:style-name="definition..after_sense_senses_entry_letData_dicBody"><text:s text:c="1"/></text:span><text:span text:style-name="span_.bss_example_examples_sense_senses_entry_letData_dicBody">Ambǎn mə́ ekud é mekan á yə̌l.</text:span><text:span text:style-name="example..after_examples_sense_senses_entry_letData_dicBody"><text:s text:c="1"/></text:span><text:span text:style-name="span_.en_translation_.en_translations_examples_sense_senses_entry_letData_dicBody">He accused him of many things.</text:span><text:span text:style-name="translation..after_translations_examples_sense_senses_entry_letData_dicBody"><text:s text:c="1"/></text:span><text:span text:style-name="examples..after_sense_senses_entry_letData_dicBody"/><text:span text:style-name="span_.en_LexEntryTypepublishStemComplexFormTypeReverseAbbrPub_.en_complexformtype_complexformrefs_entry_letData_dicBody">A-NP</text:span><text:span text:style-name="complexformtype..after_complexformrefs_entry_letData_dicBody"><text:s text:c="1"/></text:span><text:span text:style-name="complexformform_complexformrefs_entry_letData_dicBody">âbán á nló</text:span><text:span text:style-name="complexformform..after_complexformrefs_entry_letData_dicBody"><text:s text:c="1"/></text:span><text:span text:style-name="complexformrefs..after_entry_letData_dicBody"/></text:p>
        <text:p text:style-name="entry_letData_dicBody"><text:span text:style-name="headword_entry_letData_dicBody">âbáan1</text:span><text:span text:style-name="headword_.bss"><text:variable-set text:name="Left_Guideword_L" text:display="none" text:formula="ooow: âbáan1" office:value-type="string" office:string-value=" âbáan1"/></text:span><text:span text:style-name="headword_.bss"><text:variable-set text:name="Right_Guideword_R" text:display="none" text:formula="ooow: âbáan1" office:value-type="string" office:string-value=" âbáan1"/></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refuse sb. sth.</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be afraid</text:span><text:span text:style-name="definition..after_sense_senses_entry_letData_dicBody"><text:s text:c="1"/></text:span><text:span text:style-name="span_.bss_example_xitem_examples_sense_senses_entry_letData_dicBody">Abáŋné me echi ndyééd.</text:span><text:span text:style-name="example..after_xitem_examples_sense_senses_entry_letData_dicBody"><text:s text:c="1"/></text:span><text:span text:style-name="span_.en_translation_.en_translations_xitem_examples_sense_senses_entry_letData_dicBody">He refused to give me his food. or He was hiding the food from me.</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Bɛ́bāān mə́ ndyééd.</text:span><text:span text:style-name="example..after_xitem_examples_sense_senses_entry_letData_dicBody"><text:s text:c="1"/></text:span><text:span text:style-name="span_.en_translation_.en_translations_xitem_examples_sense_senses_entry_letData_dicBody">They will refuse him foo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âbáan2</text:span><text:span text:style-name="headword_.bss"><text:variable-set text:name="Left_Guideword_L" text:display="none" text:formula="ooow: âbáan2" office:value-type="string" office:string-value=" âbáan2"/></text:span><text:span text:style-name="headword_.bss"><text:variable-set text:name="Right_Guideword_R" text:display="none" text:formula="ooow: âbáan2" office:value-type="string" office:string-value=" âbáan2"/></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entryrefcomponent_primaryrefs_entry_letData_dicBody"><text:reference-ref text:reference-format="text" text:ref-name="hvo25538">âbáŋ</text:reference-ref></text:span><text:span text:style-name="primaryrefs..after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fear each other; respect each other</text:span><text:span text:style-name="definition..after_sense_senses_entry_letData_dicBody"><text:s text:c="1"/></text:span><text:span text:style-name="span_.bss_example_examples_sense_senses_entry_letData_dicBody">Ábé bad bébɛ bébâŋnɛʼ.</text:span><text:span text:style-name="example..after_examples_sense_senses_entry_letData_dicBody"><text:s text:c="1"/></text:span><text:span text:style-name="span_.en_translation_.en_translations_examples_sense_senses_entry_letData_dicBody">Those two people fear each other. or They have mutual respec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sentiment</text:span><text:span text:style-name="semanticdomainabbr..after_semanticdomains_sense_senses_entry_letData_dicBody"> - </text:span><text:span text:style-name="span_.en_semanticdomainname_.en_semanticdomains_sense_senses_entry_letData_dicBody">sentiment</text:span><text:span text:style-name="semanticdomains..after_sense_senses_entry_letData_dicBody">.) </text:span></text:p>
        <text:p text:style-name="entry_letData_dicBody"><text:span text:style-name="headword_entry_letData_dicBody">âbán á nló</text:span><text:span text:style-name="headword_.bss"><text:variable-set text:name="Left_Guideword_L" text:display="none" text:formula="ooow: âbán á nló" office:value-type="string" office:string-value=" âbán á nló"/></text:span><text:span text:style-name="headword_.bss"><text:variable-set text:name="Right_Guideword_R" text:display="none" text:formula="ooow: âbán á nló" office:value-type="string" office:string-value=" âbán á nló"/></text:span><text:span/><text:span text:style-name="headword..after_entry_letData_dicBody"><text:s text:c="1"/></text:span><text:span text:style-name="primaryrefs..before_entry_letData_dicBody">(</text:span><text:span text:style-name="span_.en_LexEntryTypepublishStemEntryTypeAbbreviationPub_.en_entryreftype_primaryrefs_entry_letData_dicBody">AssNP of</text:span><text:span text:style-name="LexEntryTypepublishStemEntryTypeAbbreviationPub..after_entryreftype_primaryrefs_entry_letData_dicBody"><text:s text:c="1"/></text:span><text:span text:style-name="entryreftype..after_primaryrefs_entry_letData_dicBody"/><text:span text:style-name="span_.bss_span_.bss_LexEntryLinkHeadWordRef_LexEntrypublishStemComponentTargetHeadWordRef_a_xitem_entryrefcomponent_primaryrefs_entry_letData_dicBody"><text:reference-ref text:reference-format="text" text:ref-name="hvo25354">âbán</text:reference-ref></text:span><text:span text:style-name="xitem-xitem_entryrefcomponent..before_entryrefcomponent_primaryrefs_entry_letData_dicBody"><text:reference-ref text:reference-format="text" text:ref-name="hvo48869">, </text:reference-ref></text:span><text:span text:style-name="span_.bss_span_.bss_LexEntryLinkHeadWordRef_LexEntrypublishStemComponentTargetHeadWordRef_a_xitem_entryrefcomponent_primaryrefs_entry_letData_dicBody">nló</text:span><text:span text:style-name="primaryrefs..after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ut blame on</text:span><text:span text:style-name="definition..after_sense_senses_entry_letData_dicBody"><text:s text:c="1"/></text:span></text:p>
        <text:p text:style-name="entry_letData_dicBody"><text:span text:style-name="headword_entry_letData_dicBody">âbane</text:span><text:span text:style-name="headword_.bss"><text:variable-set text:name="Left_Guideword_L" text:display="none" text:formula="ooow: âbane" office:value-type="string" office:string-value=" âbane"/></text:span><text:span text:style-name="headword_.bss"><text:variable-set text:name="Right_Guideword_R" text:display="none" text:formula="ooow: âbane" office:value-type="string" office:string-value=" âbane"/></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ut</text:span><text:span text:style-name="definition..after_sense_senses_entry_letData_dicBody"><text:s text:c="1"/></text:span><text:span text:style-name="span_.bss_example_examples_sense_senses_entry_letData_dicBody">Abanné awíndé á tēbēlɛ.</text:span><text:span text:style-name="example..after_examples_sense_senses_entry_letData_dicBody"><text:s text:c="1"/></text:span><text:span text:style-name="span_.en_translation_.en_translations_examples_sense_senses_entry_letData_dicBody">He put the pencil on the table.</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definition_.en_sense_senses_entry_letData_dicBody">keep</text:span><text:span text:style-name="definition..after_sense_senses_entry_letData_dicBody"><text:s text:c="1"/></text:span><text:span text:style-name="span_.bss_example_examples_sense_senses_entry_letData_dicBody">Abanné etɔm ésangsé.</text:span><text:span text:style-name="example..after_examples_sense_senses_entry_letData_dicBody"><text:s text:c="1"/></text:span><text:span text:style-name="span_.en_translation_.en_translations_examples_sense_senses_entry_letData_dicBody">He put/kept the plaintain under the b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ne</text:span><text:span text:style-name="headword_.bss"><text:variable-set text:name="Left_Guideword_L" text:display="none" text:formula="ooow: âbáne" office:value-type="string" office:string-value=" âbáne"/></text:span><text:span text:style-name="headword_.bss"><text:variable-set text:name="Right_Guideword_R" text:display="none" text:formula="ooow: âbáne" office:value-type="string" office:string-value=" âbáne"/></text:span><text:span/><text:span text:style-name="headword..after_entry_letData_dicBody"><text:s text:c="1"/></text:span><text:span text:style-name="span_.en_partofspeech_.en_grammaticalinfo_sense_senses_entry_letData_dicBody">v.aux</text:span><text:span text:style-name="partofspeech..after_grammaticalinfo_sense_senses_entry_letData_dicBody"><text:s text:c="1"/></text:span><text:span text:style-name="grammaticalinfo..after_sense_senses_entry_letData_dicBody"/><text:span text:style-name="span_.en_definition_.en_sense_senses_entry_letData_dicBody">begin</text:span><text:span text:style-name="definition..after_sense_senses_entry_letData_dicBody"><text:s text:c="1"/></text:span><text:span text:style-name="span_.bss_example_examples_sense_senses_entry_letData_dicBody">Abánné nsɔn abɛl.</text:span><text:span text:style-name="example..after_examples_sense_senses_entry_letData_dicBody"><text:s text:c="1"/></text:span><text:span text:style-name="span_.en_translation_.en_translations_examples_sense_senses_entry_letData_dicBody">He began to wor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anned</text:span><text:span text:style-name="headword_.bss"><text:variable-set text:name="Left_Guideword_L" text:display="none" text:formula="ooow: âbanned" office:value-type="string" office:string-value=" âbanned"/></text:span><text:span text:style-name="headword_.bss"><text:variable-set text:name="Right_Guideword_R" text:display="none" text:formula="ooow: âbanned" office:value-type="string" office:string-value=" âbanned"/></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put for</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keep for</text:span><text:span text:style-name="definition..after_sense_senses_entry_letData_dicBody"><text:s text:c="1"/></text:span><text:span text:style-name="span_.bss_example_xitem_examples_sense_senses_entry_letData_dicBody">Bannéd me kálag á tébēlɛɛ.</text:span><text:span text:style-name="example..after_xitem_examples_sense_senses_entry_letData_dicBody"><text:s text:c="1"/></text:span><text:span text:style-name="span_.en_translation_.en_translations_xitem_examples_sense_senses_entry_letData_dicBody">Keep the book for me on the table.</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Bannéd me ndyééd á ntaŋ mîn.</text:span><text:span text:style-name="example..after_xitem_examples_sense_senses_entry_letData_dicBody"><text:s text:c="1"/></text:span><text:span text:style-name="span_.en_translation_.en_translations_xitem_examples_sense_senses_entry_letData_dicBody">Keep some food for me on the rafter.</text:span><text:span text:style-name="translation..after_translations_xitem_examples_sense_senses_entry_letData_dicBody"><text:s text:c="1"/></text:span><text:span text:style-name="examples..after_sense_senses_entry_letData_dicBody"/><text:span text:style-name="xsensenumber_senses_entry_letData_dicBody">3</text:span><text:span text:style-name="xsensenumber..after_senses_entry_letData_dicBody">) </text:span><text:span text:style-name="span_.en_definition_.en_sense_senses_entry_letData_dicBody">serve</text:span><text:span text:style-name="definition..after_sense_senses_entry_letData_dicBody"><text:s text:c="1"/></text:span><text:span text:style-name="span_.bss_example_examples_sense_senses_entry_letData_dicBody">Chǎn awěm mwāād ambannéd sé tíi.</text:span><text:span text:style-name="example..after_examples_sense_senses_entry_letData_dicBody"><text:s text:c="1"/></text:span><text:span text:style-name="span_.en_translation_.en_translations_examples_sense_senses_entry_letData_dicBody">Yesterday my wife served us tea.</text:span><text:span text:style-name="translation..after_translations_examples_sense_senses_entry_letData_dicBody"><text:s text:c="1"/></text:span><text:span text:style-name="examples..after_sense_senses_entry_letData_dicBody"/><text:span text:style-name="xsensenumber_senses_entry_letData_dicBody">4</text:span><text:span text:style-name="xsensenumber..after_senses_entry_letData_dicBody">) </text:span><text:span text:style-name="span_.en_definition_.en_sense_senses_entry_letData_dicBody">aim at</text:span><text:span text:style-name="definition..after_sense_senses_entry_letData_dicBody"><text:s text:c="1"/></text:span><text:span text:style-name="span_.bss_example_examples_sense_senses_entry_letData_dicBody">Bannéd kém nkumbé, ébwêm!</text:span><text:span text:style-name="example..after_examples_sense_senses_entry_letData_dicBody"><text:s text:c="1"/></text:span><text:span text:style-name="span_.en_translation_.en_translations_examples_sense_senses_entry_letData_dicBody">Aim the gun at the monkey and shoo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âbántɛn</text:span><text:span text:style-name="headword_.bss"><text:variable-set text:name="Left_Guideword_L" text:display="none" text:formula="ooow: âbántɛn" office:value-type="string" office:string-value=" âbántɛn"/></text:span><text:span text:style-name="headword_.bss"><text:variable-set text:name="Right_Guideword_R" text:display="none" text:formula="ooow: âbántɛn" office:value-type="string" office:string-value=" âbántɛn"/></text:span><text:span/><text:span text:style-name="headword..after_entry_letData_dicBody"><text:s text:c="1"/></text:span><text:span text:style-name="span_.bss_span_.bss_LexEntryLinkHeadWordRef_crossref_a_xitem_crossreftargets_crossrefs_entry_letData_dicBody"><text:reference-ref text:reference-format="text" text:ref-name="hvo25315">mbâmtɛn</text:reference-ref></text:span><text:span text:style-name="xitem-xitem_crossreftargets..before_crossreftargets_crossrefs_entry_letData_dicBody"><text:reference-ref text:reference-format="text" text:ref-name="hvo25301">, </text:reference-ref></text:span><text:span text:style-name="span_.bss_span_.bss_LexEntryLinkHeadWordRef_crossref_a_xitem_crossreftargets_crossrefs_entry_letData_dicBody">âbámtɛn</text:span><text:span text:style-name="HomographNumber_.bss_span_.bss_LexEntryLinkHeadWordRef_crossref_a_xitem_crossreftargets_crossrefs_entry_letData_dicBody">1</text:span><text:span text:style-name="xitem-xitem_crossreftargets..before_crossreftargets_crossrefs_entry_letData_dicBody"><text:reference-ref text:reference-format="text" text:ref-name="hvo25066">, </text:reference-ref></text:span><text:span text:style-name="span_.bss_span_.bss_LexEntryLinkHeadWordRef_crossref_a_xitem_crossreftargets_crossrefs_entry_letData_dicBody">âbam</text:span><text:span text:style-name="crossrefs..after_entry_letData_dicBody">. </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approach</text:span><text:span text:style-name="definition..after_sense_senses_entry_letData_dicBody"><text:s text:c="1"/></text:span><text:span text:style-name="xsensenumber_senses_entry_letData_dicBody">2</text:span><text:span text:style-name="xsensenumber..after_senses_entry_letData_dicBody">) </text:span><text:span text:style-name="span_.en_definition_.en_sense_senses_entry_letData_dicBody">meet often</text:span><text:span text:style-name="definition..after_sense_senses_entry_letData_dicBody"><text:s text:c="1"/></text:span><text:span text:style-name="span_.bss_example_xitem_examples_sense_senses_entry_letData_dicBody">Bántɛ́n mə́ yə̄l!</text:span><text:span text:style-name="example..after_xitem_examples_sense_senses_entry_letData_dicBody"><text:s text:c="1"/></text:span><text:span text:style-name="span_.en_translation_.en_translations_xitem_examples_sense_senses_entry_letData_dicBody">Come nearer to him!</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Abântaan mə́ yə̄l.</text:span><text:span text:style-name="example..after_xitem_examples_sense_senses_entry_letData_dicBody"><text:s text:c="1"/></text:span><text:span text:style-name="span_.en_translation_.en_translations_xitem_examples_sense_senses_entry_letData_dicBody">He is always meeting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8.5</text:span><text:span text:style-name="semanticdomainabbr..after_semanticdomains_sense_senses_entry_letData_dicBody"> - </text:span><text:span text:style-name="span_.en_semanticdomainname_.en_semanticdomains_sense_senses_entry_letData_dicBody">Location</text:span><text:span text:style-name="semanticdomains..after_sense_senses_entry_letData_dicBody">.) </text:span><text:span text:style-name="xsensenumber_senses_entry_letData_dicBody">3</text:span><text:span text:style-name="xsensenumber..after_senses_entry_letData_dicBody">) </text:span><text:span text:style-name="span_.en_definition_.en_sense_senses_entry_letData_dicBody">pretend</text:span><text:span text:style-name="definition..after_sense_senses_entry_letData_dicBody"><text:s text:c="1"/></text:span><text:span text:style-name="span_.bss_example_xitem_examples_sense_senses_entry_letData_dicBody">Bántɛ́n wɛ̌ mə́kullɛʼ boŋ wěkāg á nsɔ́n.</text:span><text:span text:style-name="example..after_xitem_examples_sense_senses_entry_letData_dicBody"><text:s text:c="1"/></text:span><text:span text:style-name="span_.en_translation_.en_translations_xitem_examples_sense_senses_entry_letData_dicBody">Pretend that you are sick so as not to go to work.</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Abantaan ǎ mə́kunlɛʼ.</text:span><text:span text:style-name="example..after_xitem_examples_sense_senses_entry_letData_dicBody"><text:s text:c="1"/></text:span><text:span text:style-name="span_.en_translation_.en_translations_xitem_examples_sense_senses_entry_letData_dicBody">He is pretending that he is sick.</text:span><text:span text:style-name="translation..after_translations_xitem_examples_sense_senses_entry_letData_dicBody"><text:s text:c="1"/></text:span><text:span text:style-name="examples..after_sense_senses_entry_letData_dicBody"/></text:p>
        <text:p text:style-name="entry_letData_dicBody"><text:span text:style-name="headwordminor_entry_letData_dicBody">âbántɛ́n</text:span><text:span text:style-name="headwordminor_.bss"><text:variable-set text:name="Left_Guideword_L" text:display="none" text:formula="ooow: âbántɛ́n" office:value-type="string" office:string-value=" âbántɛ́n"/></text:span><text:span text:style-name="headwordminor_.bss"><text:variable-set text:name="Right_Guideword_R" text:display="none" text:formula="ooow: âbántɛ́n" office:value-type="string" office:string-value=" âbántɛ́n"/></text:span><text:span/><text:span text:style-name="headwordminor..after_entry_letData_dicBody"><text:s text:c="1"/></text:span><text:span text:style-name="span_.en_LexEntryTypepublishStemMinorEntryTypeAbbreviationPub_.en_varianttypeminor_primaryrefsminor_entry_letData_dicBody">dial. var. of</text:span><text:span text:style-name="LexEntryTypepublishStemMinorEntryTypeAbbreviationPub..after_varianttypeminor_primaryrefsminor_entry_letData_dicBody"><text:s text:c="1"/></text:span><text:span text:style-name="varianttypeminor..after_primaryrefsminor_entry_letData_dicBody"/><text:span text:style-name="primaryrefsminor..after_entry_letData_dicBody"/></text:p>
        <text:p text:style-name="entry_letData_dicBody"><text:span text:style-name="headword_entry_letData_dicBody">âbáŋ</text:span><text:span text:style-name="headword_.bss"><text:variable-set text:name="Left_Guideword_L" text:display="none" text:formula="ooow: âbáŋ" office:value-type="string" office:string-value=" âbáŋ"/></text:span><text:span text:style-name="headword_.bss"><text:variable-set text:name="Right_Guideword_R" text:display="none" text:formula="ooow: âbáŋ" office:value-type="string" office:string-value=" âbáŋ"/></text:span><text:span/><text:span text:style-name="headword..after_entry_letData_dicBody"><text:s text:c="1"/></text:span><text:span text:style-name="xsensenumber_senses_entry_letData_dicBody">1</text:span><text:span text:style-name="xsensenumber..after_senses_entry_letData_dicBody">) </text:span><text:span text:style-name="span_.en_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span_.en_definition_.en_sense_senses_entry_letData_dicBody">reject</text:span><text:span text:style-name="definition..after_sense_senses_entry_letData_dicBody"><text:s text:c="1"/></text:span><text:span text:style-name="span_.bss_example_examples_sense_senses_entry_letData_dicBody">Báŋ ḿmê mbɛntéd mé mbéb.</text:span><text:span text:style-name="example..after_examples_sense_senses_entry_letData_dicBody"><text:s text:c="1"/></text:span><text:span text:style-name="span_.en_translation_.en_translations_examples_sense_senses_entry_letData_dicBody">Refuse this bad action.</text:span><text:span text:style-name="translation..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partofspeech_.en_grammaticalinfo_sense_senses_entry_letData_dicBody">v.aux</text:span><text:span text:style-name="partofspeech..after_grammaticalinfo_sense_senses_entry_letData_dicBody"><text:s text:c="1"/></text:span><text:span text:style-name="grammaticalinfo..after_sense_senses_entry_letData_dicBody"/><text:span text:style-name="span_.en_definition_.en_sense_senses_entry_letData_dicBody">refuse</text:span><text:span text:style-name="definition..after_sense_senses_entry_letData_dicBody"><text:s text:c="1"/></text:span><text:span text:style-name="span_.bss_example_examples_sense_senses_entry_letData_dicBody">Abáá akɛ á esúkule.</text:span><text:span text:style-name="example..after_examples_sense_senses_entry_letData_dicBody"><text:s text:c="1"/></text:span><text:span text:style-name="span_.en_translation_.en_translations_examples_sense_senses_entry_letData_dicBody">He refuses to go to school.</text:span><text:span text:style-name="translation..after_translations_examples_sense_senses_entry_letData_dicBody"><text:s text:c="1"/></text:span><text:span text:style-name="examples..after_sense_senses_entry_letData_dicBody"/><text:span text:style-name="xsensenumber_senses_entry_letData_dicBody">3</text:span><text:span text:style-name="xsensenumber..after_senses_entry_letData_dicBody">) </text:span><text:span text:style-name="span_.en_definition_.en_sense_senses_entry_letData_dicBody">fear</text:span><text:span text:style-name="definition..after_sense_senses_entry_letData_dicBody"><text:s text:c="1"/></text:span><text:span text:style-name="span_.bss_example_xitem_examples_sense_senses_entry_letData_dicBody">Mbáaʼ nɛ́n álɛwúú me.</text:span><text:span text:style-name="example..after_xitem_examples_sense_senses_entry_letData_dicBody"><text:s text:c="1"/></text:span><text:span text:style-name="span_.en_translation_.en_translations_xitem_examples_sense_senses_entry_letData_dicBody">I am afraid he will kill me.</text:span><text:span text:style-name="translation..after_translations_xitem_examples_sense_senses_entry_letData_dicBody"><text:s text:c="1"/></text:span><text:span text:style-name="xitem-xitem_examples..before_examples_sense_senses_entry_letData_dicBody"/><text:span text:style-name="span_.bss_example_xitem_examples_sense_senses_entry_letData_dicBody">Mbaaʼ nyóód élɛléd mɛ.</text:span><text:span text:style-name="example..after_xitem_examples_sense_senses_entry_letData_dicBody"><text:s text:c="1"/></text:span><text:span text:style-name="span_.en_translation_.en_translations_xitem_examples_sense_senses_entry_letData_dicBody">I am afraid the bee will sting me.</text:span><text:span text:style-name="translation..after_translations_xitem_examples_sense_senses_entry_letData_dicBody"><text:s text:c="1"/></text:span><text:span text:style-name="examples..after_sense_senses_entry_letData_dicBody"/><text:span text:style-name="span_.en_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âbáad</text:span><text:span text:style-name="complexformform..after_xitem_complexformrefs_entry_letData_dicBody"><text:s text:c="1"/></text:span><text:span text:style-name="xitem-xitem_complexformrefs..before_complexformrefs_entry_letData_dicBody">, </text:span><text:span text:style-name="span_.en_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âbáan2</text:span><text:span text:style-name="complexformform..after_xitem_complexformrefs_entry_letData_dicBody"><text:s text:c="1"/></text:span><text:span text:style-name="complexformrefs..after_entry_letData_dicBody"/></text:p>
        <text:p text:style-name="entry_letData_dicBody"><text:span text:style-name="headword_entry_letData_dicBody">abáŋgé</text:span><text:span text:style-name="headword_.bss"><text:variable-set text:name="Left_Guideword_L" text:display="none" text:formula="ooow: abáŋgé" office:value-type="string" office:string-value=" abáŋgé"/></text:span><text:span text:style-name="headword_.bss"><text:variable-set text:name="Right_Guideword_R" text:display="none" text:formula="ooow: abáŋgé" office:value-type="string" office:string-value=" abáŋgé"/></text:span><text:span/><text:span text:style-name="headword..after_entry_letData_dicBody"><text:s text:c="1"/></text:span><text:span text:style-name="span_.en_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definition_.en_sense_senses_entry_letData_dicBody">fear, fright, stampede</text:span><text:span text:style-name="definition..after_sense_senses_entry_letData_dicBody"><text:s text:c="1"/></text:span><text:span text:style-name="span_.bss_example_examples_sense_senses_entry_letData_dicBody">Akií abángé á nzum.</text:span><text:span text:style-name="example..after_examples_sense_senses_entry_letData_dicBody"><text:s text:c="1"/></text:span><text:span text:style-name="span_.en_translation_.en_translations_examples_sense_senses_entry_letData_dicBody">He fled from the fight because of fea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pan_.en_semanticdomainabbr_.en_semanticdomains_sense_senses_entry_letData_dicBody">sentiment</text:span><text:span text:style-name="semanticdomainabbr..after_semanticdomains_sense_senses_entry_letData_dicBody"> - </text:span><text:span text:style-name="span_.en_semanticdomainname_.en_semanticdomains_sense_senses_entry_letData_dicBody">sentiment</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solid 0pt " fo:border-top="solid 0pt " fo:border-left="solid 0pt " fo:border-right="solid 0pt " fo:padding-bottom="2pt" fo:padding-top="1pt" fo:text-align="left" fo:margin-left="12pt" fo:text-indent="-12pt" fo:background-color="transparent" fo:orphans="9"/>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Charis SIL" style:font-name-complex="Charis SIL"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Charis SIL" style:font-name-complex="Charis SIL" fo:font-size="10pt" style:font-size-complex="10pt" fo:font-weight="700" style:font-weight-complex="700"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Charis SIL" style:font-name-complex="Charis SIL" fo:font-size="10pt" style:font-size-complex="10pt" fo:font-weight="700" style:font-weight-complex="700"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Charis SIL" style:font-name-complex="Charis SIL" fo:font-size="10pt" style:font-size-complex="10pt" fo:font-weight="700" style:font-weight-complex="700" fo:font-style="italic" fo:background-color="transparent"/>
    </style:style>
    <style:style xmlns:style="urn:oasis:names:tc:opendocument:xmlns:style:1.0" style:name="span_.bss_example_xitem_examples_sense_senses_entry_letData_dicBody" style:family="text" style:parent-style-name="example_xitem_examples_sense_senses_entry_letData_dicBody">
      <style:text-properties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span_.en_translation_.en_translations_xitem_examples_sense_senses_entry_letData_dicBody" style:family="text" style:parent-style-name="translation_.en_translations_xitem_examples_sense_senses_entry_letData_dicBody">
      <style:text-properties fo:language="en" fo:country="US"/>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pan_.en_semanticdomainabbr_.en_semanticdomains_sense_senses_entry_letData_dicBody" style:family="text" style:parent-style-name="semanticdomainabbr_.en_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en_semanticdomainname_.en_semanticdomains_sense_senses_entry_letData_dicBody" style:family="text" style:parent-style-name="semanticdomainname_.en_semanticdomains_sense_senses_entry_letData_dicBody">
      <style:text-properties fo:language="en" fo:country="US"/>
    </style:style>
    <style:style xmlns:style="urn:oasis:names:tc:opendocument:xmlns:style:1.0" style:name="xsensenumber_senses_entry_letData_dicBody" style:family="text" style:parent-style-name="senses_entry_letData_dicBody">
      <style:text-properties fo:font-weight="700" style:font-weight-complex="700"/>
    </style:style>
    <style:style xmlns:style="urn:oasis:names:tc:opendocument:xmlns:style:1.0" style:name="xsensenumber..after_senses_entry_letData_dicBody" style:family="text" style:parent-style-name="senses_entry_letData_dicBody">
      <style:text-properties fo:font-weight="700" style:font-weight-complex="700"/>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Charis SIL" style:font-name-complex="Charis SIL" fo:font-size="10pt" style:font-size-complex="10pt" fo:font-weight="700" style:font-weight-complex="700"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Charis SIL" style:font-name-complex="Charis SIL" fo:font-size="10pt" style:font-size-complex="10pt" fo:font-weight="700" style:font-weight-complex="700" fo:font-style="italic" fo:background-color="transparent"/>
    </style:style>
    <style:style xmlns:style="urn:oasis:names:tc:opendocument:xmlns:style:1.0" style:name="span_.bss_example_examples_sense_senses_entry_letData_dicBody" style:family="text" style:parent-style-name="example_examples_sense_senses_entry_letData_dicBody">
      <style:text-properties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translation_.en_translations_examples_sense_senses_entry_letData_dicBody" style:family="text" style:parent-style-name="translation_.en_translations_examples_sense_senses_entry_letData_dicBody">
      <style:text-properties fo:language="en" fo:country="US"/>
    </style:style>
    <style:style xmlns:style="urn:oasis:names:tc:opendocument:xmlns:style:1.0" style:name="span_.bss_definition_.en_sense_senses_entry_letData_dicBody" style:family="text" style:parent-style-name="definition_.en_sense_senses_entry_letData_dicBody">
      <style:text-properties fo:language="none" fo:country="none"/>
    </style:style>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pan_.en_semanticdomainabbr_.en_xitem_semanticdomains_sense_senses_entry_letData_dicBody" style:family="text" style:parent-style-name="semanticdomainabbr_.en_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pan_.en_semanticdomainname_.en_xitem_semanticdomains_sense_senses_entry_letData_dicBody" style:family="text" style:parent-style-name="semanticdomainname_.en_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Charis SIL" style:font-name-complex="Charis SIL"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Charis SIL" style:font-name-complex="Charis SIL" fo:font-size="10pt" style:font-size-complex="10pt" fo:font-weight="700" style:font-weight-complex="700"/>
    </style:style>
    <style:style xmlns:style="urn:oasis:names:tc:opendocument:xmlns:style:1.0" style:name="span_.bss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paragraph-properties fo:text-indent="0pt" fo:margin-left="0pt"/>
      <style:text-properties fo:font-family="Times New Roman" style:font-name-complex="Times New Roman" fo:font-size="10pt" style:font-size-complex="10pt" fo:font-style="italic"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lexreftype_relations_sense_senses_entry_letData_dicBody" style:family="text" style:parent-style-name="lexreftype_relations_sense_senses_entry_letData_dicBody">
      <style:text-properties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a_lexreftargets_relations_sense_senses_entry_letData_dicBody" style:family="text" style:parent-style-name="lexreftargets_relations_sense_senses_entry_letData_dicBody"/>
    <style:style xmlns:style="urn:oasis:names:tc:opendocument:xmlns:style:1.0" style:name="sensecrossref_a_lexreftargets_relations_sense_senses_entry_letData_dicBody" style:family="text" style:parent-style-name="a_lexreftargets_relations_sense_senses_entry_letData_dicBody">
      <style:paragraph-properties fo:text-indent="0pt" fo:margin-left="0pt"/>
      <style:text-properties fo:font-family="Charis SIL" style:font-name-complex="Charis SIL" fo:font-size="10pt" style:font-size-complex="10pt" fo:font-weight="700" style:font-weight-complex="700" fo:background-color="transparent" fo:language="none" fo:country="none"/>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Charis SIL" style:font-name-complex="Charis SIL" fo:font-size="10pt" style:font-size-complex="10pt" fo:font-weight="700" style:font-weight-complex="700" fo:language="none" fo:country="none"/>
    </style:style>
    <style:style xmlns:style="urn:oasis:names:tc:opendocument:xmlns:style:1.0" style:name="LexEntryLinkHeadWordRef_LexEntrypublishStemComponentTargetHeadWordRef_a_entryrefcomponent_primaryrefs_entry_letData_dicBody" style:family="text" style:parent-style-name="LexEntrypublishStemComponentTargetHeadWordRef_a_entryrefcomponent_primaryrefs_entry_letData_dicBody"/>
    <style:style xmlns:style="urn:oasis:names:tc:opendocument:xmlns:style:1.0" style:name="span_.bss_LexEntryLinkHeadWordRef_LexEntrypublishStemComponentTargetHeadWordRef_a_entryrefcomponent_primaryrefs_entry_letData_dicBody" style:family="text" style:parent-style-name="LexEntryLinkHeadWordRef_LexEntrypublishStemComponentTargetHeadWordRef_a_entryrefcomponent_primaryrefs_entry_letData_dicBody">
      <style:text-properties fo:language="none" fo:country="none"/>
    </style:style>
    <style:style xmlns:style="urn:oasis:names:tc:opendocument:xmlns:style:1.0" style:name="span_.bss_span_.bss_LexEntryLinkHeadWordRef_LexEntrypublishStemComponentTargetHeadWordRef_a_entryrefcomponent_primaryrefs_entry_letData_dicBody" style:family="text" style:parent-style-name="span_.bss_LexEntryLinkHeadWordRef_LexEntrypublishStemComponentTargetHeadWordRef_a_entryrefcomponent_primaryrefs_entry_letData_dicBody">
      <style:text-properties fo:language="none" fo:country="none"/>
    </style:style>
    <style:style xmlns:style="urn:oasis:names:tc:opendocument:xmlns:style:1.0" style:name="xitem_entryrefcomponent_primaryrefs_entry_letData_dicBody" style:family="text" style:parent-style-name="entryrefcomponent_primaryrefs_entry_letData_dicBody"/>
    <style:style xmlns:style="urn:oasis:names:tc:opendocument:xmlns:style:1.0" style:name="a_xitem_entryrefcomponent_primaryrefs_entry_letData_dicBody" style:family="text" style:parent-style-name="xitem_entryrefcomponent_primaryrefs_entry_letData_dicBody"/>
    <style:style xmlns:style="urn:oasis:names:tc:opendocument:xmlns:style:1.0" style:name="LexEntrypublishStemComponentTargetHeadWordRef_a_xitem_entryrefcomponent_primaryrefs_entry_letData_dicBody" style:family="text" style:parent-style-name="a_xitem_entryrefcomponent_primaryrefs_entry_letData_dicBody">
      <style:paragraph-properties fo:text-indent="0pt" fo:margin-left="0pt"/>
      <style:text-properties fo:font-family="Charis SIL" style:font-name-complex="Charis SIL" fo:font-size="10pt" style:font-size-complex="10pt" fo:font-weight="700" style:font-weight-complex="700" fo:language="none" fo:country="none"/>
    </style:style>
    <style:style xmlns:style="urn:oasis:names:tc:opendocument:xmlns:style:1.0" style:name="LexEntryLinkHeadWordRef_LexEntrypublishStemComponentTargetHeadWordRef_a_xitem_entryrefcomponent_primaryrefs_entry_letData_dicBody" style:family="text" style:parent-style-name="LexEntrypublishStemComponentTargetHeadWordRef_a_xitem_entryrefcomponent_primaryrefs_entry_letData_dicBody"/>
    <style:style xmlns:style="urn:oasis:names:tc:opendocument:xmlns:style:1.0" style:name="span_.bss_LexEntryLinkHeadWordRef_LexEntrypublishStemComponentTargetHeadWordRef_a_xitem_entryrefcomponent_primaryrefs_entry_letData_dicBody" style:family="text" style:parent-style-name="LexEntryLinkHeadWordRef_LexEntrypublishStemComponentTargetHeadWordRef_a_xitem_entryrefcomponent_primaryrefs_entry_letData_dicBody">
      <style:text-properties fo:language="none" fo:country="none"/>
    </style:style>
    <style:style xmlns:style="urn:oasis:names:tc:opendocument:xmlns:style:1.0" style:name="span_.bss_span_.bss_LexEntryLinkHeadWordRef_LexEntrypublishStemComponentTargetHeadWordRef_a_xitem_entryrefcomponent_primaryrefs_entry_letData_dicBody" style:family="text" style:parent-style-name="span_.bss_LexEntryLinkHeadWordRef_LexEntrypublishStemComponentTargetHeadWordRef_a_xitem_entryrefcomponent_primaryrefs_entry_letData_dicBody">
      <style:text-properties fo:language="none" fo:country="none"/>
    </style:style>
    <style:style xmlns:style="urn:oasis:names:tc:opendocument:xmlns:style:1.0" style:name="xitem-xitem_entryrefcomponent..before_entryrefcomponent_primaryrefs_entry_letData_dicBody" style:family="text" style:parent-style-name="entryrefcomponent_primaryrefs_entry_letData_dicBody"/>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argets_crossrefs_entry_letData_dicBody" style:family="text" style:parent-style-name="crossrefs_entry_letData_dicBody"/>
    <style:style xmlns:style="urn:oasis:names:tc:opendocument:xmlns:style:1.0" style:name="a_crossreftargets_crossrefs_entry_letData_dicBody" style:family="text" style:parent-style-name="crossreftargets_crossrefs_entry_letData_dicBody"/>
    <style:style xmlns:style="urn:oasis:names:tc:opendocument:xmlns:style:1.0" style:name="crossref_a_crossreftargets_crossrefs_entry_letData_dicBody" style:family="text" style:parent-style-name="a_crossreftargets_crossrefs_entry_letData_dicBody">
      <style:paragraph-properties fo:text-indent="0pt" fo:margin-left="0pt"/>
      <style:text-properties fo:font-family="Charis SIL" style:font-name-complex="Charis SIL" fo:font-size="10pt" style:font-size-complex="10pt" fo:font-weight="700" style:font-weight-complex="700" fo:background-color="transparent" fo:language="none" fo:country="none"/>
    </style:style>
    <style:style xmlns:style="urn:oasis:names:tc:opendocument:xmlns:style:1.0" style:name="LexEntryLinkHeadWordRef_crossref_a_crossreftargets_crossrefs_entry_letData_dicBody" style:family="text" style:parent-style-name="crossref_a_crossreftargets_crossrefs_entry_letData_dicBody"/>
    <style:style xmlns:style="urn:oasis:names:tc:opendocument:xmlns:style:1.0" style:name="span_.bss_LexEntryLinkHeadWordRef_crossref_a_crossreftargets_crossrefs_entry_letData_dicBody" style:family="text" style:parent-style-name="LexEntryLinkHeadWordRef_crossref_a_crossreftargets_crossrefs_entry_letData_dicBody">
      <style:text-properties fo:language="none" fo:country="none"/>
    </style:style>
    <style:style xmlns:style="urn:oasis:names:tc:opendocument:xmlns:style:1.0" style:name="span_.bss_span_.bss_LexEntryLinkHeadWordRef_crossref_a_crossreftargets_crossrefs_entry_letData_dicBody" style:family="text" style:parent-style-name="span_.bss_LexEntryLinkHeadWordRef_crossref_a_crossreftargets_crossrefs_entry_letData_dicBody">
      <style:text-properties fo:language="none" fo:country="none"/>
    </style:style>
    <style:style xmlns:style="urn:oasis:names:tc:opendocument:xmlns:style:1.0" style:name="xitem_crossreftargets_crossrefs_entry_letData_dicBody" style:family="text" style:parent-style-name="crossreftargets_crossrefs_entry_letData_dicBody"/>
    <style:style xmlns:style="urn:oasis:names:tc:opendocument:xmlns:style:1.0" style:name="a_xitem_crossreftargets_crossrefs_entry_letData_dicBody" style:family="text" style:parent-style-name="xitem_crossreftargets_crossrefs_entry_letData_dicBody"/>
    <style:style xmlns:style="urn:oasis:names:tc:opendocument:xmlns:style:1.0" style:name="crossref_a_xitem_crossreftargets_crossrefs_entry_letData_dicBody" style:family="text" style:parent-style-name="a_xitem_crossreftargets_crossrefs_entry_letData_dicBody">
      <style:paragraph-properties fo:text-indent="0pt" fo:margin-left="0pt"/>
      <style:text-properties fo:font-family="Charis SIL" style:font-name-complex="Charis SIL" fo:font-size="10pt" style:font-size-complex="10pt" fo:font-weight="700" style:font-weight-complex="700" fo:background-color="transparent" fo:language="none" fo:country="none"/>
    </style:style>
    <style:style xmlns:style="urn:oasis:names:tc:opendocument:xmlns:style:1.0" style:name="LexEntryLinkHeadWordRef_crossref_a_xitem_crossreftargets_crossrefs_entry_letData_dicBody" style:family="text" style:parent-style-name="crossref_a_xitem_crossreftargets_crossrefs_entry_letData_dicBody"/>
    <style:style xmlns:style="urn:oasis:names:tc:opendocument:xmlns:style:1.0" style:name="span_.bss_LexEntryLinkHeadWordRef_crossref_a_xitem_crossreftargets_crossrefs_entry_letData_dicBody" style:family="text" style:parent-style-name="LexEntryLinkHeadWordRef_crossref_a_xitem_crossreftargets_crossrefs_entry_letData_dicBody">
      <style:text-properties fo:language="none" fo:country="none"/>
    </style:style>
    <style:style xmlns:style="urn:oasis:names:tc:opendocument:xmlns:style:1.0" style:name="span_.bss_span_.bss_LexEntryLinkHeadWordRef_crossref_a_xitem_crossreftargets_crossrefs_entry_letData_dicBody" style:family="text" style:parent-style-name="span_.bss_LexEntryLinkHeadWordRef_crossref_a_xitem_crossreftargets_crossrefs_entry_letData_dicBody">
      <style:text-properties fo:language="none" fo:country="none"/>
    </style:style>
    <style:style xmlns:style="urn:oasis:names:tc:opendocument:xmlns:style:1.0" style:name="xitem-xitem_crossreftargets..before_crossreftargets_crossrefs_entry_letData_dicBody" style:family="text" style:parent-style-name="crossreftargets_crossrefs_entry_letData_dicBody"/>
    <style:style xmlns:style="urn:oasis:names:tc:opendocument:xmlns:style:1.0" style:name="HomographNumber_.bss_span_.bss_LexEntryLinkHeadWordRef_crossref_a_xitem_crossreftargets_crossrefs_entry_letData_dicBody" style:family="text" style:parent-style-name="span_.bss_LexEntryLinkHeadWordRef_crossref_a_xitem_crossreftargets_crossrefs_entry_letData_dicBody">
      <style:text-properties fo:language="none" fo:country="none"/>
    </style:style>
    <style:style xmlns:style="urn:oasis:names:tc:opendocument:xmlns:style:1.0" style:name="HomographNumber_.bss_span_.bss_LexEntryLinkHeadWordRef_crossref_a_crossreftargets_crossrefs_entry_letData_dicBody" style:family="text" style:parent-style-name="span_.bss_LexEntryLinkHeadWordRef_crossref_a_crossreftargets_crossrefs_entry_letData_dicBody">
      <style:text-properties fo:language="none" fo:country="none"/>
    </style:style>
    <style:style xmlns:style="urn:oasis:names:tc:opendocument:xmlns:style:1.0" style:name="HomographNumber_.bss_span_.bss_LexEntryLinkHeadWordRef_LexEntrypublishStemComponentTargetHeadWordRef_a_xitem_entryrefcomponent_primaryrefs_entry_letData_dicBody" style:family="text" style:parent-style-name="span_.bss_LexEntryLinkHeadWordRef_LexEntrypublishStemComponentTargetHeadWordRef_a_xitem_entryrefcomponent_primaryrefs_entry_letData_dicBody">
      <style:text-properties fo:language="none" fo:country="none"/>
    </style:style>
    <style:style xmlns:style="urn:oasis:names:tc:opendocument:xmlns:style:1.0" style:name="LexEntrypublishStemComponentTargetSummaryDefinitionPub_.en_a_xitem_entryrefcomponent_primaryrefs_entry_letData_dicBody" style:family="text" style:parent-style-name="a_xitem_entryrefcomponent_primaryrefs_entry_letData_dicBody">
      <style:text-properties fo:language="en" fo:country="US"/>
    </style:style>
    <style:style xmlns:style="urn:oasis:names:tc:opendocument:xmlns:style:1.0" style:name="LexEntrypublishStemComponentTargetSummaryDefinitionPub..before_a_xitem_entryrefcomponent_primaryrefs_entry_letData_dicBody" style:family="text" style:parent-style-name="a_xitem_entryrefcomponent_primaryrefs_entry_letData_dicBody"/>
    <style:style xmlns:style="urn:oasis:names:tc:opendocument:xmlns:style:1.0" style:name="span_.en_LexEntrypublishStemComponentTargetSummaryDefinitionPub_.en_a_xitem_entryrefcomponent_primaryrefs_entry_letData_dicBody" style:family="text" style:parent-style-name="LexEntrypublishStemComponentTargetSummaryDefinitionPub_.en_a_xitem_entryrefcomponent_primaryrefs_entry_letData_dicBody">
      <style:text-properties fo:language="en" fo:country="US"/>
    </style:style>
    <style:style xmlns:style="urn:oasis:names:tc:opendocument:xmlns:style:1.0" style:name="variantrefs_entry_letData_dicBody" style:family="text" style:parent-style-name="entry_letData_dicBody"/>
    <style:style xmlns:style="urn:oasis:names:tc:opendocument:xmlns:style:1.0" style:name="variantrefs..before_entry_letData_dicBody" style:family="text" style:parent-style-name="entry_letData_dicBody"/>
    <style:style xmlns:style="urn:oasis:names:tc:opendocument:xmlns:style:1.0" style:name="variantrefs..after_entry_letData_dicBody" style:family="text" style:parent-style-name="entry_letData_dicBody"/>
    <style:style xmlns:style="urn:oasis:names:tc:opendocument:xmlns:style:1.0" style:name="variantrefentrytype_variantrefs_entry_letData_dicBody" style:family="text" style:parent-style-name="variantrefs_entry_letData_dicBody"/>
    <style:style xmlns:style="urn:oasis:names:tc:opendocument:xmlns:style:1.0" style:name="variantrefentrytype..after_variantrefs_entry_letData_dicBody" style:family="text" style:parent-style-name="variantrefs_entry_letData_dicBody"/>
    <style:style xmlns:style="urn:oasis:names:tc:opendocument:xmlns:style:1.0" style:name="LexEntryTypepublishStemVariantTypeReverseAbbrPub_.en_variantrefentrytype_variantrefs_entry_letData_dicBody" style:family="text" style:parent-style-name="variantrefentrytype_variantrefs_entry_letData_dicBody">
      <style:text-properties fo:language="en" fo:country="US"/>
    </style:style>
    <style:style xmlns:style="urn:oasis:names:tc:opendocument:xmlns:style:1.0" style:name="LexEntryTypepublishStemVariantTypeReverseAbbrPub..after_variantrefentrytype_variantrefs_entry_letData_dicBody" style:family="text" style:parent-style-name="variantrefentrytype_variantrefs_entry_letData_dicBody"/>
    <style:style xmlns:style="urn:oasis:names:tc:opendocument:xmlns:style:1.0" style:name="span_.en_LexEntryTypepublishStemVariantTypeReverseAbbrPub_.en_variantrefentrytype_variantrefs_entry_letData_dicBody" style:family="text" style:parent-style-name="LexEntryTypepublishStemVariantTypeReverseAbbrPub_.en_variantrefentrytype_variantrefs_entry_letData_dicBody">
      <style:text-properties fo:language="en" fo:country="US"/>
    </style:style>
    <style:style xmlns:style="urn:oasis:names:tc:opendocument:xmlns:style:1.0" style:name="variantrefform_variantrefs_entry_letData_dicBody" style:family="text" style:parent-style-name="variantrefs_entry_letData_dicBody">
      <style:paragraph-properties fo:padding-left="9pt" fo:border-bottom="solid 0pt " fo:border-top="solid 0pt " fo:border-left="solid 0pt " fo:border-right="solid 0pt " fo:text-indent="-36pt" fo:margin-left="36pt" fo:padding-bottom="2pt" fo:padding-top="1pt"/>
      <style:text-properties fo:font-family="Charis SIL" style:font-name-complex="Charis SIL" fo:font-size="10pt" style:font-size-complex="10pt" fo:language="none" fo:country="none"/>
    </style:style>
    <style:style xmlns:style="urn:oasis:names:tc:opendocument:xmlns:style:1.0" style:name="headwordminor_entry_letData_dicBody" style:family="text" style:parent-style-name="entry_letData_dicBody">
      <style:paragraph-properties fo:text-indent="0pt" fo:margin-left="0pt"/>
      <style:text-properties fo:font-family="Charis SIL" style:font-name-complex="Charis SIL" fo:font-size="10pt" style:font-size-complex="10pt" fo:font-weight="700" style:font-weight-complex="700" fo:background-color="transparent" fo:language="none" fo:country="none"/>
    </style:style>
    <style:style xmlns:style="urn:oasis:names:tc:opendocument:xmlns:style:1.0" style:name="headwordminor..after_entry_letData_dicBody" style:family="text" style:parent-style-name="entry_letData_dicBody">
      <style:paragraph-properties fo:text-indent="0pt" fo:margin-left="0pt"/>
      <style:text-properties fo:font-family="Charis SIL" style:font-name-complex="Charis SIL" fo:font-size="10pt" style:font-size-complex="10pt" fo:font-weight="700" style:font-weight-complex="700"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varianttypeminor_primaryrefsminor_entry_letData_dicBody" style:family="text" style:parent-style-name="primaryrefsminor_entry_letData_dicBody"/>
    <style:style xmlns:style="urn:oasis:names:tc:opendocument:xmlns:style:1.0" style:name="varianttypeminor..after_primaryrefsminor_entry_letData_dicBody" style:family="text" style:parent-style-name="primaryrefsminor_entry_letData_dicBody"/>
    <style:style xmlns:style="urn:oasis:names:tc:opendocument:xmlns:style:1.0" style:name="LexEntryTypepublishStemMinorEntryTypeAbbreviationPub_.en_varianttypeminor_primaryrefsminor_entry_letData_dicBody" style:family="text" style:parent-style-name="varianttypeminor_primaryrefsminor_entry_letData_dicBody">
      <style:text-properties fo:language="en" fo:country="US"/>
    </style:style>
    <style:style xmlns:style="urn:oasis:names:tc:opendocument:xmlns:style:1.0" style:name="LexEntryTypepublishStemMinorEntryTypeAbbreviationPub..after_varianttypeminor_primaryrefsminor_entry_letData_dicBody" style:family="text" style:parent-style-name="varianttypeminor_primaryrefsminor_entry_letData_dicBody"/>
    <style:style xmlns:style="urn:oasis:names:tc:opendocument:xmlns:style:1.0" style:name="span_.en_LexEntryTypepublishStemMinorEntryTypeAbbreviationPub_.en_varianttypeminor_primaryrefsminor_entry_letData_dicBody" style:family="text" style:parent-style-name="LexEntryTypepublishStemMinorEntryTypeAbbreviationPub_.en_varianttypeminor_primaryrefsminor_entry_letData_dicBody">
      <style:text-properties fo:language="en" fo:country="US"/>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span_.en_LexEntryTypepublishStemComplexFormTypeReverseAbbrPub_.en_complexformtype_xitem_complexformrefs_entry_letData_dicBody" style:family="text" style:parent-style-name="LexEntryTypepublishStemComplexFormTypeReverseAbbrPub_.en_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paragraph-properties fo:text-indent="0pt" fo:margin-left="0pt"/>
      <style:text-properties fo:font-family="Charis SIL" style:font-name-complex="Charis SIL" fo:font-size="10pt" style:font-size-complex="10pt"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paragraph-properties fo:text-indent="0pt" fo:margin-left="0pt"/>
      <style:text-properties fo:font-family="Charis SIL" style:font-name-complex="Charis SIL" fo:font-size="10pt" style:font-size-complex="10pt"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solid 0pt " fo:border-top="solid 0pt " fo:border-left="solid 0pt " fo:border-right="solid 0pt "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complexformform" style:family="paragraph" style:parent-style-name="none">
      <style:paragraph-properties fo:text-indent="0pt" fo:margin-left="0pt"/>
      <style:text-properties fo:font-family="Charis SIL" fo:font-size="10pt" fo:font-weight="700"/>
    </style:style>
    <style:style style:name="complexformform..after" style:family="paragraph" style:parent-style-name="none">
      <style:paragraph-properties fo:text-indent="0pt" fo:margin-left="0pt"/>
      <style:text-properties fo:font-family="Charis SIL"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text-indent="0pt" fo:margin-left="0pt" fo:background-color="transparent"/>
      <style:text-properties fo:font-family="Charis SIL" fo:font-size="10pt" fo:font-weight="700" fo:background-color="transparent"/>
    </style:style>
    <style:style style:name="xitem-xitem_crossref..before" style:family="paragraph" style:parent-style-name="none">
      <style:paragraph-properties fo:text-indent="0pt" fo:margin-left="0pt" fo:background-color="transparent"/>
      <style:text-properties fo:font-family="Charis SIL" fo:font-size="10pt" fo:font-weight="700"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Charis SIL" fo:font-size="10pt" fo:font-weight="700" fo:font-style="italic" fo:background-color="transparent"/>
    </style:style>
    <style:style style:name="example..after" style:family="paragraph" style:parent-style-name="none">
      <style:paragraph-properties fo:text-indent="0pt" fo:margin-left="0pt" fo:background-color="transparent"/>
      <style:text-properties fo:font-family="Charis SIL" fo:font-size="10pt" fo:font-weight="700" fo:font-style="italic" fo:background-color="transparent"/>
    </style:style>
    <style:style style:name="xitem-xitem_example..before" style:family="paragraph" style:parent-style-name="none">
      <style:paragraph-properties fo:text-indent="0pt" fo:margin-left="0pt" fo:background-color="transparent"/>
      <style:text-properties fo:font-family="Charis SIL" fo:font-size="10pt" fo:font-weight="700"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Charis SIL" fo:font-size="10pt" fo:font-weight="700" fo:background-color="transparent"/>
    </style:style>
    <style:style style:name="headword..after" style:family="paragraph" style:parent-style-name="none">
      <style:paragraph-properties fo:text-indent="0pt" fo:margin-left="0pt" fo:background-color="transparent"/>
      <style:text-properties fo:font-family="Charis SIL"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Charis SIL" fo:font-size="10pt" fo:font-weight="700" fo:background-color="transparent"/>
    </style:style>
    <style:style style:name="headwordminor" style:family="paragraph" style:parent-style-name="none">
      <style:paragraph-properties fo:text-indent="0pt" fo:margin-left="0pt" fo:background-color="transparent"/>
      <style:text-properties fo:font-family="Charis SIL" fo:font-size="10pt" fo:font-weight="700" fo:background-color="transparent"/>
    </style:style>
    <style:style style:name="headwordminor..after" style:family="paragraph" style:parent-style-name="none">
      <style:paragraph-properties fo:text-indent="0pt" fo:margin-left="0pt" fo:background-color="transparent"/>
      <style:text-properties fo:font-family="Charis SIL" fo:font-size="10pt" fo:font-weight="700" fo:background-color="transparent"/>
    </style:style>
    <style:style style:name="xitem-xitem_headwordminor..before" style:family="paragraph" style:parent-style-name="none">
      <style:paragraph-properties fo:text-indent="0pt" fo:margin-left="0pt" fo:background-color="transparent"/>
      <style:text-properties fo:font-family="Charis SIL" fo:font-size="10pt" fo:font-weight="700" fo:background-color="transparent"/>
    </style:style>
    <style:style style:name="LexEntrypublishStemComponentTargetHeadWordRef" style:family="paragraph" style:parent-style-name="none">
      <style:paragraph-properties fo:text-indent="0pt" fo:margin-left="0pt"/>
      <style:text-properties fo:font-family="Charis SIL" fo:font-size="10pt" fo:font-weight="700"/>
    </style:style>
    <style:style style:name="xitem-xitem_LexEntrypublishStemComponentTargetHeadWordRef..before" style:family="paragraph" style:parent-style-name="none">
      <style:paragraph-properties fo:text-indent="0pt" fo:margin-left="0pt"/>
      <style:text-properties fo:font-family="Charis SIL" fo:font-size="10pt" fo:font-weight="700"/>
    </style:style>
    <style:style style:name="LexEntrypublishStemComponentTargetSummaryDefinitionPub..before" style:family="paragraph" style:parent-style-name="none"/>
    <style:style style:name="LexEntryTypepublishStemEntryTypeAbbreviationPub..after" style:family="paragraph" style:parent-style-name="none"/>
    <style:style style:name="LexEntryTypepublishStemMinorEntryTypeAbbreviationPub..after" style:family="paragraph" style:parent-style-name="none"/>
    <style:style style:name="LexEntryTypepublishStemVariantTypeReverseAbbrPub..after" style:family="paragraph" style:parent-style-name="none"/>
    <style:style style:name="xitem-xitem_lexreftargets..before" style:family="paragraph" style:parent-style-name="none"/>
    <style:style style:name="lexreftype" style:family="paragraph" style:parent-style-name="none">
      <style:paragraph-properties fo:text-indent="0pt" fo:margin-left="0pt" fo:background-color="transparent"/>
      <style:text-properties fo:font-family="Times New Roman" fo:font-size="10pt" fo:font-style="italic" fo:background-color="transparent"/>
    </style:style>
    <style:style style:name="lexreftype..after" style:family="paragraph" style:parent-style-name="none">
      <style:paragraph-properties fo:text-indent="0pt" fo:margin-left="0pt" fo:background-color="transparent"/>
      <style:text-properties fo:font-family="Times New Roman" fo:font-size="10pt" fo:font-style="italic" fo:background-color="transparent"/>
    </style:styl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relations..after" style:family="paragraph" style:parent-style-name="none"/>
    <style:style style:name="xitem-xitem_relations..before"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text-indent="0pt" fo:margin-left="0pt" fo:background-color="transparent"/>
      <style:text-properties fo:font-family="Charis SIL" fo:font-size="10pt" fo:font-weight="700" fo:background-color="transparent"/>
    </style:style>
    <style:style style:name="xitem-xitem_sensecrossref..before" style:family="paragraph" style:parent-style-name="none">
      <style:paragraph-properties fo:text-indent="0pt" fo:margin-left="0pt" fo:background-color="transparent"/>
      <style:text-properties fo:font-family="Charis SIL" fo:font-size="10pt" fo:font-weight="700" fo:background-color="transparent"/>
    </style:styl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variantrefentrytype..after" style:family="paragraph" style:parent-style-name="none"/>
    <style:style style:name="xitem-xitem_variantrefentrytype..before" style:family="paragraph" style:parent-style-name="none"/>
    <style:style style:name="variantrefform" style:family="paragraph" style:parent-style-name="none">
      <style:paragraph-properties fo:padding-left="9pt" fo:border-bottom="solid 0pt " fo:border-top="solid 0pt " fo:border-left="solid 0pt " fo:border-right="solid 0pt " fo:text-indent="-36pt" fo:margin-left="36pt" fo:padding-bottom="2pt" fo:padding-top="1pt"/>
      <style:text-properties fo:font-family="Charis SIL" fo:font-size="10pt"/>
    </style:style>
    <style:style style:name="xitem-xitem_variantrefform..before" style:family="paragraph" style:parent-style-name="none">
      <style:paragraph-properties fo:padding-left="9pt" fo:border-bottom="solid 0pt " fo:border-top="solid 0pt " fo:border-left="solid 0pt " fo:border-right="solid 0pt " fo:text-indent="-36pt" fo:margin-left="36pt" fo:padding-bottom="2pt" fo:padding-top="1pt"/>
      <style:text-properties fo:font-family="Charis SIL" fo:font-size="10pt"/>
    </style:styl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typeminor..after" style:family="paragraph" style:parent-style-name="none"/>
    <style:style style:name="xitem-xitem_varianttypeminor..before" style:family="paragraph" style:parent-style-name="none"/>
    <style:style style:name="xsensenumber..after" style:family="paragraph" style:parent-style-name="none">
      <style:text-properties fo:font-weight="700"/>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7:03:37</meta:creation-date>
    <dc:creator>Karthi</dc:creator>
    <dc:date>2011-06-30T17:03: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11\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